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277000001A312386DDF.eps" manifest:media-type=""/>
  <manifest:file-entry manifest:full-path="Pictures/2000000200000277000001A29909447F.eps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1" svg:font-family="'Linux Libertine'" style:font-adornments="Regular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svg:stroke-width="0.035cm" draw:stroke-linejoin="miter" draw:fill="solid" draw:fill-color="#00000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style:font-name="Linux Libertine" fo:font-size="32pt" fo:font-style="normal" style:font-style-asian="normal" style:font-style-complex="normal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style:font-name="Linux Libertine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000000"/>
    </style:style>
    <style:style style:name="P6" style:family="paragraph">
      <style:text-properties style:font-name="Linux Libertine" fo:font-size="24pt" fo:font-weight="bold" style:font-size-asian="24pt" style:font-size-complex="24pt"/>
    </style:style>
    <style:style style:name="P7" style:family="paragraph">
      <loext:graphic-properties draw:fill="none" draw:fill-color="#ffffff"/>
      <style:text-properties style:font-name="Linux Libertine" fo:font-size="24pt" fo:font-weight="bold" style:font-size-asian="24pt" style:font-size-complex="24pt"/>
    </style:style>
    <style:style style:name="P8" style:family="paragraph">
      <style:text-properties style:font-name="Linux Libertin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text-properties style:font-name="Linux Libertine" fo:font-size="24pt" fo:font-weight="bold" style:font-size-asian="24pt" style:font-weight-asian="bold" style:font-size-complex="24pt" style:font-weight-complex="bold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style:font-name="Linux Libertine" fo:font-size="44pt" fo:font-style="normal" style:font-size-asian="44pt" style:font-style-asian="normal" style:font-size-complex="44pt" style:font-style-complex="normal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style:font-name="Linux Libertine1" fo:font-size="24pt" fo:font-style="italic" fo:font-weight="bold" style:font-name-asian="Linux Libertine1" style:font-size-asian="24pt" style:font-style-asian="italic" style:font-weight-asian="bold" style:font-name-complex="Linux Libertine1" style:font-size-complex="24pt" style:font-style-complex="italic" style:font-weight-complex="bold"/>
    </style:style>
    <style:style style:name="T5" style:family="text">
      <style:text-properties style:font-name="Linux Libertine1" fo:font-style="normal" fo:font-weight="normal" style:font-name-asian="Linux Libertine1" style:font-style-asian="normal" style:font-weight-asian="normal" style:font-name-complex="Linux Libertine1" style:font-style-complex="normal" style:font-weight-complex="normal"/>
    </style:style>
    <style:style style:name="T6" style:family="text">
      <style:text-properties style:font-name="Linux Libertine1" fo:font-style="normal" fo:font-weight="bold" style:font-name-asian="Linux Libertine1" style:font-style-asian="normal" style:font-weight-asian="bold" style:font-name-complex="Linux Libertine1" style:font-style-complex="normal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nux Libertine1" fo:font-style="normal" style:font-name-asian="Linux Libertine1" style:font-style-asian="normal" style:font-name-complex="Linux Libertine1" style:font-style-complex="normal"/>
    </style:style>
    <style:style style:name="T9" style:family="text">
      <style:text-properties style:font-name="Linux Libertine1" fo:font-style="italic" style:font-name-asian="Linux Libertine1" style:font-style-asian="italic" style:font-name-complex="Linux Libertine1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Stranded Copper Shield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Stranded Copper Testing</text:p>
          </draw:text-box>
        </draw:frame>
        <draw:g>
          <svg:title>TexMaths</svg:title>
          <svg:desc>28§display§B_{\mathrm{applied}} = B_0 \cos \omega t§svg§600§FALSE§</svg:desc>
          <draw:polygon draw:style-name="gr2" draw:text-style-name="P4" draw:layer="layout" svg:width="7.503cm" svg:height="0.959cm" svg:x="3.645cm" svg:y="6.465cm" svg:viewBox="0 0 7504 960" draw:points="3752,960 0,960 0,0 7504,0 7504,960">
            <text:p/>
          </draw:polygon>
          <draw:path draw:style-name="gr3" draw:text-style-name="P5" draw:layer="layout" svg:width="0.537cm" svg:height="0.637cm" svg:x="3.662cm" svg:y="6.465cm" svg:viewBox="0 0 538 638" svg:d="M269 76c8-34 8-42 92-42 45 0 101 22 101 95 0 11 0 22-3 33-17 84-78 115-159 115h-70zM224 311h64c112 0 160 56 160 128 0 12-3 23-6 37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3" draw:text-style-name="P5" draw:layer="layout" svg:width="0.301cm" svg:height="0.324cm" svg:x="4.253cm" svg:y="6.941cm" svg:viewBox="0 0 302 325" svg:d="M185 148v95c0 9-3 14-9 20-19 14-44 31-64 31-36 0-53-28-53-51 0-33 17-67 70-78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3" draw:text-style-name="P5" draw:layer="layout" svg:width="0.343cm" svg:height="0.486cm" svg:x="4.555cm" svg:y="6.938cm" svg:viewBox="0 0 344 487" svg:d="M123 81c19-25 53-45 72-45 48 0 87 51 87 132 0 59-22 131-101 131-14 0-39-2-53-14-14-14-17-16-17-42v-131c0-17 3-22 12-31zM109 53c0-22 0-39-6-47 0-3-3-6-8-6-20 8-40 14-90 20 0 5 0 16 3 22 39 3 47 6 47 48v307c0 59-8 65-53 65-3 5-3 19 0 25 25 0 53-3 81-3s65 3 87 3c6-6 6-20 0-25-50-3-59-6-59-65v-78c0-8 3-8 12-6 16 9 39 12 61 12 42 0 76-12 107-40 33-33 53-78 53-137 0-75-54-145-129-145-31 0-70 22-98 53-3 6-6 6-8-3z">
            <text:p/>
          </draw:path>
          <draw:path draw:style-name="gr3" draw:text-style-name="P5" draw:layer="layout" svg:width="0.343cm" svg:height="0.486cm" svg:x="4.927cm" svg:y="6.938cm" svg:viewBox="0 0 344 487" svg:d="M122 81c20-25 54-45 73-45 48 0 87 51 87 132 0 59-22 131-101 131-14 0-39-2-53-14-14-14-17-16-17-42v-131c0-17 3-22 11-31zM108 53c0-22 0-39-5-47 0-3-3-6-9-6-19 8-39 14-89 20 0 5 0 16 3 22 39 3 47 6 47 48v307c0 59-8 65-53 65-3 5-3 19 0 25 25 0 53-3 81-3s65 3 87 3c6-6 6-20 0-25-50-3-59-6-59-65v-78c0-8 3-8 11-6 17 9 40 12 62 12 42 0 76-12 106-40 34-33 54-78 54-137 0-75-54-145-129-145-31 0-70 22-98 53-3 6-6 6-9-3z">
            <text:p/>
          </draw:path>
          <draw:path draw:style-name="gr3" draw:text-style-name="P5" draw:layer="layout" svg:width="0.168cm" svg:height="0.503cm" svg:x="5.308cm" svg:y="6.756cm" svg:viewBox="0 0 169 504" svg:d="M55 414c0 59-8 65-53 65-3 5-3 19 0 25 25 0 53-3 81-3 31 0 59 3 82 3 5-6 5-20 0-25-45 0-54-6-54-65v-330c0-48 3-76 3-76 0-5-3-8-8-8-17 8-73 17-101 20-3 5 0 16 3 22 42 3 47 3 47 59z">
            <text:p/>
          </draw:path>
          <draw:path draw:style-name="gr3" draw:text-style-name="P5" draw:layer="layout" svg:width="0.168cm" svg:height="0.466cm" svg:x="5.501cm" svg:y="6.792cm" svg:viewBox="0 0 169 467" svg:d="M47 34c0 19 17 39 33 39 23 0 40-20 40-37 0-16-17-36-37-36-16 0-36 17-36 34zM111 378v-143c0-36 3-81 3-81 0-6-3-6-8-6-20 9-51 14-101 20 0 6 0 17 3 20 39 5 47 8 47 50v140c0 59-8 61-53 64-3 6-3 20 0 25 25 0 53-2 81-2 31 0 59 2 81 2 6-5 6-19 0-25-44-3-53-5-53-64z">
            <text:p/>
          </draw:path>
          <draw:path draw:style-name="gr3" draw:text-style-name="P5" draw:layer="layout" svg:width="0.268cm" svg:height="0.321cm" svg:x="5.706cm" svg:y="6.941cm" svg:viewBox="0 0 269 322" svg:d="M62 112c14-81 64-87 84-87 25 0 58 14 58 76 0 5-2 8-11 8zM252 249c-25 25-48 39-90 39-25 0-56-17-78-53-14-22-22-56-22-98h190c11 0 14-3 14-11 0-62-20-126-120-126-65 0-146 59-146 171 0 39 11 78 34 106 25 28 58 45 112 45 53 0 92-25 123-62-3-8-9-11-17-11z">
            <text:p/>
          </draw:path>
          <draw:path draw:style-name="gr3" draw:text-style-name="P5" draw:layer="layout" svg:width="0.334cm" svg:height="0.51cm" svg:x="6.031cm" svg:y="6.756cm" svg:viewBox="0 0 335 511" svg:d="M221 414c0 11-3 17-11 28-28 23-50 34-67 34-39 0-81-42-81-132 0-53 11-81 22-98 22-33 50-33 67-33 25 0 42 8 56 25 11 11 14 17 14 39zM213 467c3-2 11-5 11 0 3 17 8 42 8 42 6 3 9 0 14 0 14-14 40-25 84-28 6-5 6-16 0-19-44-6-53-17-53-53v-325c0-48 3-76 3-76 0-5-3-8-8-8-20 8-73 17-101 20-3 5 0 16 3 22 39 0 47-3 47 59v92c0 3-3 6-5 6-3 0-34-11-59-11-48 0-79 14-107 42-30 30-50 72-50 125 0 90 45 154 123 154 28 0 53-14 90-42z">
            <text:p/>
          </draw:path>
          <draw:path draw:style-name="gr3" draw:text-style-name="P5" draw:layer="layout" svg:width="0.503cm" svg:height="0.254cm" svg:x="6.756cm" svg:y="6.72cm" svg:viewBox="0 0 504 255" svg:d="M504 56v-56h-504v56zM504 255v-53h-504v53z">
            <text:p/>
          </draw:path>
          <draw:path draw:style-name="gr3" draw:text-style-name="P5" draw:layer="layout" svg:width="0.537cm" svg:height="0.637cm" svg:x="7.599cm" svg:y="6.465cm" svg:viewBox="0 0 538 638" svg:d="M269 76c8-34 8-42 92-42 45 0 101 22 101 95 0 11 0 22-3 33-17 84-78 115-159 115h-70zM224 311h64c112 0 160 56 160 128 0 12-3 23-6 37-14 70-53 129-196 129-56 0-72-9-72-31 0-3 0-9 2-14zM3 619l-3 19h3c45 0 81 0 120 0 37 0 51 0 135 0 187 0 257-98 274-182 0-14 3-25 3-36 0-73-48-115-115-137v-3c53-25 104-76 115-129 0-11 3-22 3-36 0-56-34-115-177-115-33 0-78 3-115 3-36 0-75-3-120-3l-3 3-3 19c0 3 0 6 6 6l28 3c31 3 42 5 42 22 0 6 0 11-3 20l-95 495c-8 34-17 37-59 39l-28 3c-5 0-5 3-8 9z">
            <text:p/>
          </draw:path>
          <draw:path draw:style-name="gr3" draw:text-style-name="P5" draw:layer="layout" svg:width="0.276cm" svg:height="0.444cm" svg:x="8.192cm" svg:y="6.809cm" svg:viewBox="0 0 277 445" svg:d="M140 25c11 0 22 6 31 11 22 20 42 76 42 171 0 67 0 112-11 148-17 59-51 65-65 65-67 0-75-123-75-185 0-176 44-210 78-210zM137 445c56 0 140-56 140-224 0-70-17-131-50-173-17-26-48-48-87-48-73 0-140 84-140 227 0 78 25 151 64 190 20 20 45 28 73 28z">
            <text:p/>
          </draw:path>
          <draw:path draw:style-name="gr3" draw:text-style-name="P5" draw:layer="layout" svg:width="0.355cm" svg:height="0.441cm" svg:x="8.747cm" svg:y="6.667cm" svg:viewBox="0 0 356 442" svg:d="M356 344c-3-11-12-14-20-14-34 42-76 65-118 65-72 0-134-73-134-188 0-109 48-173 115-173 56 0 64 33 70 67 3 28 17 36 36 36 20 0 48-14 48-45 0-53-56-92-151-92-98 0-202 87-202 227 0 128 70 215 196 215 59 0 112-17 160-98z">
            <text:p/>
          </draw:path>
          <draw:path draw:style-name="gr3" draw:text-style-name="P5" draw:layer="layout" svg:width="0.416cm" svg:height="0.441cm" svg:x="9.169cm" svg:y="6.667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3" draw:text-style-name="P5" draw:layer="layout" svg:width="0.299cm" svg:height="0.441cm" svg:x="9.671cm" svg:y="6.667cm" svg:viewBox="0 0 300 442" svg:d="M0 297c3 47 6 95 6 137 11-3 22-3 25-3 8 0 14 0 19 0 28 8 54 11 93 11 53 0 157-25 157-123 0-67-51-106-118-131-59-23-98-37-98-93 0-39 36-61 70-61 22 0 78 5 92 89 6 9 26 6 31 0 3-36 6-73 6-103-31-6-79-20-129-20-73 0-140 48-140 109 0 73 34 104 109 134 81 34 101 56 101 98 0 48-48 70-84 70-39 0-62-14-70-25-22-22-34-64-39-89-6-6-25-6-31 0z">
            <text:p/>
          </draw:path>
          <draw:path draw:style-name="gr3" draw:text-style-name="P5" draw:layer="layout" svg:width="0.579cm" svg:height="0.447cm" svg:x="10.208cm" svg:y="6.664cm" svg:viewBox="0 0 580 448" svg:d="M580 185c0-115-93-171-121-185l-17 20c54 61 68 114 68 156 0 20-3 37-6 51-22 95-53 187-140 187-50 0-67-39-76-106 20-34 51-106 51-134 0-12-3-17-23-17-33 0-56 67-56 131 0 6 0 14 3 23-45 70-81 103-120 103-48 0-73-25-73-81 0-22 3-48 11-78 31-135 135-219 168-235l-8-20c-101 53-241 168-241 330 0 87 56 118 123 118 51 0 95-31 143-104 8 79 56 104 104 104 151 0 210-191 210-263z">
            <text:p/>
          </draw:path>
          <draw:path draw:style-name="gr3" draw:text-style-name="P5" draw:layer="layout" svg:width="0.259cm" svg:height="0.562cm" svg:x="10.889cm" svg:y="6.549cm" svg:viewBox="0 0 260 563" svg:d="M84 129l-53 5c-17 0-25 9-28 14 0 6-3 17-3 17 0 3 3 3 6 3h70l-62 269c-6 30-14 61-14 81 0 33 20 45 50 45 45 0 110-40 143-101-3-14-11-20-22-20-45 51-62 62-79 62-2 0-14-3-14-14 0-9 3-28 12-62l58-260h98c12-6 20-31 9-39h-98l11-42c3-20 11-48 11-59 0-17-5-28-39-28s-34 45-42 81z">
            <text:p/>
          </draw:path>
        </draw:g>
        <draw:g>
          <svg:title>TexMaths</svg:title>
          <svg:desc>28§display§B_{\mathrm{induced}} = - \alpha B_0 \sin \omega t§svg§600§FALSE§</svg:desc>
          <draw:polygon draw:style-name="gr2" draw:text-style-name="P4" draw:layer="layout" svg:width="8.771cm" svg:height="0.805cm" svg:x="14.945cm" svg:y="6.465cm" svg:viewBox="0 0 8772 806" draw:points="4388,806 0,806 0,0 8772,0 8772,806">
            <text:p/>
          </draw:polygon>
          <draw:path draw:style-name="gr3" draw:text-style-name="P5" draw:layer="layout" svg:width="0.537cm" svg:height="0.637cm" svg:x="14.962cm" svg:y="6.468cm" svg:viewBox="0 0 538 638" svg:d="M269 76c8-34 8-42 92-42 45 0 101 22 101 95 0 11 0 22-3 33-17 84-78 115-159 115h-70zM224 311h64c112 0 160 56 160 128 0 12-3 23-6 37-14 70-53 129-196 129-56 0-72-9-72-31 0-3 0-9 2-14zM3 618l-3 20h3c45 0 81 0 120 0 37 0 51 0 135 0 187 0 257-98 274-182 0-14 3-25 3-36 0-73-48-115-115-137v-3c53-25 104-76 115-129 0-11 3-22 3-36 0-56-34-115-177-115-33 0-78 3-115 3-36 0-75-3-120-3l-3 3-3 19c0 3 0 6 6 6l28 3c31 3 42 5 42 22 0 6 0 11-3 20l-95 495c-8 34-17 36-59 39l-28 3c-5 0-5 3-8 8z">
            <text:p/>
          </draw:path>
          <draw:path draw:style-name="gr3" draw:text-style-name="P5" draw:layer="layout" svg:width="0.168cm" svg:height="0.466cm" svg:x="15.544cm" svg:y="6.798cm" svg:viewBox="0 0 169 467" svg:d="M47 34c0 19 17 39 33 39 23 0 40-20 40-37 0-16-17-36-37-36-17 0-36 17-36 34zM111 378v-143c0-36 3-81 3-81 0-6-3-6-8-6-20 9-51 14-101 20 0 6 0 17 3 20 39 5 47 8 47 50v140c0 59-8 61-53 64-3 6-3 20 0 25 25 0 53-2 81-2 31 0 59 2 81 2 6-5 6-19 0-25-44-3-53-5-53-64z">
            <text:p/>
          </draw:path>
          <draw:path draw:style-name="gr3" draw:text-style-name="P5" draw:layer="layout" svg:width="0.364cm" svg:height="0.318cm" svg:x="15.735cm" svg:y="6.944cm" svg:viewBox="0 0 365 319" svg:d="M117 62c-6 2-9 5-9 0 0-20-2-48-5-56-3-3-3-6-9-6-22 8-39 14-89 20-3 5 0 16 0 22 39 3 47 6 47 48v142c0 59-5 62-50 65-3 5-3 19 0 22 22 0 50 0 78 0 31 0 54 0 73 0 6-3 6-17 0-22-36-3-42-6-42-65v-120c0-14 6-22 11-31 28-25 59-42 87-42 14 0 31 11 39 25 9 17 9 37 9 56v112c0 59-6 62-45 65-3 5-3 19 0 22 22 0 45 0 73 0 31 0 56 0 78 0 3-3 3-17 0-22-42-3-50-6-50-65v-109c0-39-3-73-20-95-11-17-33-25-59-25-36 0-75 8-117 59z">
            <text:p/>
          </draw:path>
          <draw:path draw:style-name="gr3" draw:text-style-name="P5" draw:layer="layout" svg:width="0.334cm" svg:height="0.51cm" svg:x="16.135cm" svg:y="6.762cm" svg:viewBox="0 0 335 511" svg:d="M221 414c0 11-3 17-11 28-28 23-50 34-67 34-39 0-81-42-81-132 0-53 11-81 22-98 22-33 50-33 67-33 25 0 42 8 56 25 11 11 14 17 14 39zM213 467c3-2 11-5 11 0 3 17 8 42 8 42 6 3 9 0 14 0 14-14 40-25 84-28 6-5 6-16 0-19-44-6-53-17-53-53v-325c0-48 3-76 3-76 0-5-3-8-8-8-20 8-73 17-101 20-3 5 0 16 3 22 39 0 47-3 47 59v92c0 3-3 6-5 6-3 0-34-11-59-11-48 0-79 14-107 41-30 31-50 73-50 126 0 90 45 154 123 154 28 0 53-14 90-42z">
            <text:p/>
          </draw:path>
          <draw:path draw:style-name="gr3" draw:text-style-name="P5" draw:layer="layout" svg:width="0.358cm" svg:height="0.318cm" svg:x="16.485cm" svg:y="6.952cm" svg:viewBox="0 0 359 319" svg:d="M139 319c28 0 65-14 98-45 3-3 11-3 11 3 3 17 9 42 9 42 5 0 8 0 14 0 14-14 39-25 84-31 5-3 5-14 0-19-45-3-53-17-53-51v-140c0-22 2-72 2-72 0-3 0-6-5-6-3 0-14 3-25 3-23 0-48-3-73-3-6 6-6 20 0 25 36 0 45 9 45 56v140c0 14-3 20-12 28-28 22-53 36-72 36-23 0-59-11-59-75v-132c0-22 5-72 5-72 0-3-2-6-8-6-3 0-14 3-25 3-23 0-48-3-73-3-3 6-3 20 0 25 36 3 45 9 45 56v140c0 48 22 98 92 98z">
            <text:p/>
          </draw:path>
          <draw:path draw:style-name="gr3" draw:text-style-name="P5" draw:layer="layout" svg:width="0.259cm" svg:height="0.324cm" svg:x="16.877cm" svg:y="6.946cm" svg:viewBox="0 0 260 325" svg:d="M260 252c-2-9-8-11-14-11-25 30-56 47-86 47-54 0-98-53-98-137 0-78 36-126 84-126 42 0 47 25 50 51 3 19 11 25 28 25 14 0 36-11 36-34 0-39-42-67-112-67-72 0-148 64-148 168 0 92 53 157 143 157 45 0 81-14 117-73z">
            <text:p/>
          </draw:path>
          <draw:path draw:style-name="gr3" draw:text-style-name="P5" draw:layer="layout" svg:width="0.268cm" svg:height="0.321cm" svg:x="17.182cm" svg:y="6.946cm" svg:viewBox="0 0 269 322" svg:d="M62 112c14-81 64-87 84-87 25 0 58 14 58 76 0 5-2 8-11 8zM252 249c-25 25-48 39-90 39-25 0-56-17-78-53-14-22-22-56-22-98h190c11 0 14-3 14-11 0-62-20-126-120-126-65 0-146 59-146 171 0 39 11 78 34 106 25 28 58 45 112 45 53 0 92-25 123-62-3-8-9-11-17-11z">
            <text:p/>
          </draw:path>
          <draw:path draw:style-name="gr3" draw:text-style-name="P5" draw:layer="layout" svg:width="0.334cm" svg:height="0.51cm" svg:x="17.51cm" svg:y="6.762cm" svg:viewBox="0 0 335 511" svg:d="M221 414c0 11-3 17-11 28-28 23-50 34-67 34-39 0-81-42-81-132 0-53 11-81 22-98 22-33 50-33 67-33 25 0 42 8 56 25 11 11 14 17 14 39zM213 467c3-2 11-5 11 0 3 17 8 42 8 42 6 3 9 0 14 0 14-14 40-25 84-28 6-5 6-16 0-19-44-6-53-17-53-53v-325c0-48 3-76 3-76 0-5-3-8-8-8-20 8-73 17-101 20-3 5 0 16 3 22 39 0 47-3 47 59v92c0 3-3 6-5 6-3 0-34-11-59-11-48 0-79 14-107 41-30 31-50 73-50 126 0 90 45 154 123 154 28 0 53-14 90-42z">
            <text:p/>
          </draw:path>
          <draw:path draw:style-name="gr3" draw:text-style-name="P5" draw:layer="layout" svg:width="0.503cm" svg:height="0.254cm" svg:x="18.235cm" svg:y="6.725cm" svg:viewBox="0 0 504 255" svg:d="M504 56v-56h-504v56zM504 255v-53h-504v53z">
            <text:p/>
          </draw:path>
          <draw:polygon draw:style-name="gr3" draw:text-style-name="P5" draw:layer="layout" svg:width="0.503cm" svg:height="0.058cm" svg:x="19.131cm" svg:y="6.823cm" svg:viewBox="0 0 504 59" draw:points="504,59 504,0 0,0 0,59">
            <text:p/>
          </draw:polygon>
          <draw:path draw:style-name="gr3" draw:text-style-name="P5" draw:layer="layout" svg:width="0.514cm" svg:height="0.447cm" svg:x="19.736cm" svg:y="6.669cm" svg:viewBox="0 0 515 448" svg:d="M350 249l165-241c-11 0-28 6-42 6s-31-6-45-6l-78 140v-11c0-87-22-137-90-137-84 0-207 62-249 243-8 28-11 54-11 79 0 78 36 126 126 126 64 0 115-39 182-137v36 8c0 62 17 93 50 93 40 0 68-25 104-87l-22-11c-23 31-37 36-59 36-20 0-34-25-34-75v-3zM246 34c54 0 65 61 65 145 0 6 0 11 0 20v19l-25 42c-54 93-107 154-146 154-48 0-64-36-64-95 0-134 78-285 170-285z">
            <text:p/>
          </draw:path>
          <draw:path draw:style-name="gr3" draw:text-style-name="P5" draw:layer="layout" svg:width="0.537cm" svg:height="0.637cm" svg:x="20.284cm" svg:y="6.468cm" svg:viewBox="0 0 538 638" svg:d="M269 76c8-34 8-42 92-42 45 0 101 22 101 95 0 11 0 22-3 33-17 84-78 115-159 115h-70zM224 311h64c112 0 160 56 160 128 0 12-3 23-6 37-14 70-53 129-196 129-56 0-72-9-72-31 0-3 0-9 2-14zM3 618l-3 20h3c45 0 81 0 120 0 37 0 51 0 135 0 187 0 257-98 274-182 0-14 3-25 3-36 0-73-48-115-115-137v-3c53-25 104-76 115-129 0-11 3-22 3-36 0-56-34-115-177-115-33 0-78 3-115 3-36 0-75-3-120-3l-3 3-3 19c0 3 0 6 6 6l28 3c31 3 42 5 42 22 0 6 0 11-3 20l-95 495c-8 34-17 36-59 39l-28 3c-5 0-5 3-8 8z">
            <text:p/>
          </draw:path>
          <draw:path draw:style-name="gr3" draw:text-style-name="P5" draw:layer="layout" svg:width="0.276cm" svg:height="0.444cm" svg:x="20.878cm" svg:y="6.815cm" svg:viewBox="0 0 277 445" svg:d="M140 25c11 0 22 6 31 11 22 20 42 76 42 171 0 67 0 112-11 148-17 59-51 65-65 65-67 0-75-123-75-185 0-176 44-210 78-210zM137 445c56 0 140-56 140-224 0-70-17-131-50-173-17-26-48-48-87-48-73 0-140 84-140 227 0 78 25 151 64 190 20 20 45 28 73 28z">
            <text:p/>
          </draw:path>
          <draw:path draw:style-name="gr3" draw:text-style-name="P5" draw:layer="layout" svg:width="0.299cm" svg:height="0.441cm" svg:x="21.444cm" svg:y="6.672cm" svg:viewBox="0 0 300 442" svg:d="M0 297c3 47 6 95 6 137 11-3 22-3 25-3 8 0 14 0 19 0 28 8 54 11 93 11 53 0 157-25 157-123 0-67-51-106-118-131-59-23-98-37-98-93 0-39 36-61 70-61 22 0 78 5 92 89 6 9 26 6 31 0 3-36 6-73 6-103-31-6-79-20-129-20-73 0-140 48-140 109 0 73 34 104 109 134 81 34 101 56 101 98 0 48-48 70-84 70-39 0-62-14-70-25-22-22-34-64-39-89-6-6-25-6-31 0z">
            <text:p/>
          </draw:path>
          <draw:path draw:style-name="gr3" draw:text-style-name="P5" draw:layer="layout" svg:width="0.231cm" svg:height="0.637cm" svg:x="21.805cm" svg:y="6.468cm" svg:viewBox="0 0 232 638" svg:d="M65 48c0 25 22 50 48 50 28 0 50-25 50-48 0-22-20-50-48-50-22 0-50 22-50 48zM155 518v-196c0-51 5-112 5-112 0-6-5-8-14-8-28 11-67 19-137 27 0 6 0 23 3 28 56 6 64 12 64 68v193c0 81-11 84-70 89-8 6-8 25 0 31 31 0 70 0 109 0 40 0 79 0 112 0 6-6 6-25 0-31-61-5-72-8-72-89z">
            <text:p/>
          </draw:path>
          <draw:path draw:style-name="gr3" draw:text-style-name="P5" draw:layer="layout" svg:width="0.499cm" svg:height="0.436cm" svg:x="22.065cm" svg:y="6.669cm" svg:viewBox="0 0 500 437" svg:d="M160 84c-5 6-11 8-11 0 0-28-3-67-8-76-3-5-3-8-12-8-28 11-53 20-120 28-3 6 0 22 0 28 53 6 64 11 64 67v193c0 81-8 84-67 90-8 5-8 25 0 31 28 0 67 0 107 0 39 0 70 0 100 0 6-6 6-26 0-31-50-6-61-9-61-90v-162c0-20 8-34 17-42 36-36 81-59 120-59 20 0 39 14 53 37 9 19 11 47 11 75v151c0 81-11 84-61 90-6 5-6 25 0 31 31 0 61 0 101 0 39 0 75 0 103 0 6-6 6-26 0-31-53-6-64-9-64-90v-148c0-53-6-101-28-132-17-22-48-33-81-33-48 0-104 14-163 81z">
            <text:p/>
          </draw:path>
          <draw:path draw:style-name="gr3" draw:text-style-name="P5" draw:layer="layout" svg:width="0.579cm" svg:height="0.447cm" svg:x="22.779cm" svg:y="6.669cm" svg:viewBox="0 0 580 448" svg:d="M580 185c0-115-93-171-121-185l-17 20c54 61 68 114 68 156 0 20-3 37-6 51-22 95-53 187-140 187-50 0-67-39-76-106 20-34 51-107 51-134 0-12-3-17-23-17-33 0-56 67-56 131 0 6 0 14 3 23-45 70-81 103-120 103-48 0-73-25-73-81 0-22 3-48 11-78 31-135 135-219 168-235l-8-20c-101 53-241 168-241 330 0 87 56 118 123 118 51 0 95-31 143-104 8 79 56 104 104 104 151 0 210-191 210-263z">
            <text:p/>
          </draw:path>
          <draw:path draw:style-name="gr3" draw:text-style-name="P5" draw:layer="layout" svg:width="0.259cm" svg:height="0.562cm" svg:x="23.46cm" svg:y="6.555cm" svg:viewBox="0 0 260 563" svg:d="M84 129l-53 5c-17 0-25 9-28 14 0 6-3 17-3 17 0 3 3 3 6 3h70l-62 269c-6 30-14 61-14 81 0 33 20 45 50 45 45 0 110-40 143-101-3-14-11-20-22-20-45 51-62 62-79 62-2 0-14-3-14-14 0-9 3-28 12-62l58-260h98c12-6 20-31 9-39h-98l11-42c3-20 11-48 11-59 0-17-5-28-39-28s-34 45-42 81z">
            <text:p/>
          </draw:path>
        </draw:g>
        <draw:g>
          <svg:title>TexMaths</svg:title>
          <svg:desc>28§display§B = B_{\mathrm{applied}} + B_{\mathrm{induced}} = \beta B_0 \cos(\omega t + \phi)§svg§600§FALSE§</svg:desc>
          <draw:polygon draw:style-name="gr2" draw:text-style-name="P4" draw:layer="layout" svg:width="15.984cm" svg:height="1.016cm" svg:x="6.113cm" svg:y="10.982cm" svg:viewBox="0 0 15985 1017" draw:points="7994,1017 0,1017 0,0 15985,0 15985,1017">
            <text:p/>
          </draw:polygon>
          <draw:path draw:style-name="gr3" draw:text-style-name="P5" draw:layer="layout" svg:width="0.537cm" svg:height="0.638cm" svg:x="6.13cm" svg:y="11.038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3" draw:text-style-name="P5" draw:layer="layout" svg:width="0.503cm" svg:height="0.254cm" svg:x="7.037cm" svg:y="11.295cm" svg:viewBox="0 0 504 255" svg:d="M504 56v-56h-504v56zM504 255v-53h-504v53z">
            <text:p/>
          </draw:path>
          <draw:path draw:style-name="gr3" draw:text-style-name="P5" draw:layer="layout" svg:width="0.537cm" svg:height="0.638cm" svg:x="7.88cm" svg:y="11.038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3" draw:text-style-name="P5" draw:layer="layout" svg:width="0.301cm" svg:height="0.324cm" svg:x="8.471cm" svg:y="11.514cm" svg:viewBox="0 0 302 325" svg:d="M185 148v96c0 8-3 14-9 19-19 14-44 31-64 31-36 0-53-28-53-50 0-34 17-68 70-79zM185 283c5 22 14 42 50 42 25 0 53-14 67-28 0-9-2-14-11-20-5 6-17 11-28 11-19 0-22-28-22-61v-104c0-103-56-123-109-123-59 0-118 39-118 81 0 17 8 25 25 25 20 0 34-16 34-25 0-5 0-8-3-14 0 0 0-5 0-14 0-22 31-28 56-28s59 11 59 93c0 5 0 8-3 8l-62 17c-70 17-120 53-120 103 0 59 39 79 92 79 26 0 45-6 79-31z">
            <text:p/>
          </draw:path>
          <draw:path draw:style-name="gr3" draw:text-style-name="P5" draw:layer="layout" svg:width="0.343cm" svg:height="0.486cm" svg:x="8.773cm" svg:y="11.514cm" svg:viewBox="0 0 344 487" svg:d="M122 81c20-25 54-45 73-45 48 0 87 51 87 132 0 59-22 132-101 132-14 0-39-3-53-14-14-14-17-17-17-42v-132c0-17 3-22 11-31zM108 53c0-22 0-39-5-47 0-3-3-6-9-6-19 8-39 14-89 20 0 5 0 16 3 22 39 3 47 6 47 48v308c0 58-8 64-53 64-3 6-3 20 0 25 25 0 53-3 81-3s65 3 87 3c6-5 6-19 0-25-50-3-59-6-59-64v-79c0-8 3-8 11-5 17 8 40 11 62 11 42 0 76-11 106-39 34-34 54-79 54-138 0-75-54-145-129-145-31 0-70 22-98 53-3 6-6 6-9-3z">
            <text:p/>
          </draw:path>
          <draw:path draw:style-name="gr3" draw:text-style-name="P5" draw:layer="layout" svg:width="0.343cm" svg:height="0.486cm" svg:x="9.145cm" svg:y="11.514cm" svg:viewBox="0 0 344 487" svg:d="M122 81c20-25 54-45 73-45 48 0 87 51 87 132 0 59-22 132-101 132-14 0-39-3-53-14-14-14-17-17-17-42v-132c0-17 3-22 11-31zM108 53c0-22 0-39-5-47 0-3-3-6-9-6-19 8-39 14-89 20 0 5 0 16 3 22 39 3 47 6 47 48v308c0 58-8 64-53 64-3 6-3 20 0 25 25 0 53-3 81-3s65 3 87 3c6-5 6-19 0-25-50-3-59-6-59-64v-79c0-8 3-8 11-5 17 8 40 11 62 11 42 0 76-11 106-39 34-34 54-79 54-138 0-75-54-145-129-145-31 0-70 22-98 53-3 6-6 6-9-3z">
            <text:p/>
          </draw:path>
          <draw:path draw:style-name="gr3" draw:text-style-name="P5" draw:layer="layout" svg:width="0.168cm" svg:height="0.503cm" svg:x="9.526cm" svg:y="11.329cm" svg:viewBox="0 0 169 504" svg:d="M55 414c0 59-8 65-53 65-3 5-3 19 0 25 25 0 53-3 81-3 31 0 59 3 81 3 6-6 6-20 0-25-44 0-53-6-53-65v-330c0-48 3-76 3-76 0-5-3-8-8-8-17 8-73 17-101 20-3 5 0 16 3 22 42 3 47 3 47 59z">
            <text:p/>
          </draw:path>
          <draw:path draw:style-name="gr3" draw:text-style-name="P5" draw:layer="layout" svg:width="0.168cm" svg:height="0.467cm" svg:x="9.722cm" svg:y="11.365cm" svg:viewBox="0 0 169 468" svg:d="M47 34c0 19 17 39 33 39 23 0 40-20 40-37 0-16-17-36-37-36-17 0-36 17-36 34zM111 378v-143c0-36 3-81 3-81 0-6-3-6-8-6-20 9-51 14-101 20 0 6 0 17 3 20 39 5 47 8 47 50v140c0 59-8 62-53 64-3 6-3 20 0 26 25 0 53-3 81-3 31 0 59 3 81 3 6-6 6-20 0-26-44-2-53-5-53-64z">
            <text:p/>
          </draw:path>
          <draw:path draw:style-name="gr3" draw:text-style-name="P5" draw:layer="layout" svg:width="0.268cm" svg:height="0.321cm" svg:x="9.924cm" svg:y="11.517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3" draw:text-style-name="P5" draw:layer="layout" svg:width="0.334cm" svg:height="0.51cm" svg:x="10.249cm" svg:y="11.329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olygon draw:style-name="gr3" draw:text-style-name="P5" draw:layer="layout" svg:width="0.503cm" svg:height="0.5cm" svg:x="10.921cm" svg:y="11.172cm" svg:viewBox="0 0 504 501" draw:points="504,277 504,221 280,221 280,0 224,0 224,221 0,221 0,277 224,277 224,501 280,501 280,277">
            <text:p/>
          </draw:polygon>
          <draw:path draw:style-name="gr3" draw:text-style-name="P5" draw:layer="layout" svg:width="0.537cm" svg:height="0.638cm" svg:x="11.707cm" svg:y="11.038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3" draw:text-style-name="P5" draw:layer="layout" svg:width="0.168cm" svg:height="0.467cm" svg:x="12.29cm" svg:y="11.365cm" svg:viewBox="0 0 169 468" svg:d="M47 34c0 19 17 39 33 39 23 0 40-20 40-37 0-16-17-36-37-36-17 0-36 17-36 34zM111 378v-143c0-36 3-81 3-81 0-6-3-6-8-6-20 9-51 14-101 20 0 6 0 17 3 20 39 5 47 8 47 50v140c0 59-8 62-53 64-3 6-3 20 0 26 25 0 53-3 81-3 31 0 59 3 81 3 6-6 6-20 0-26-44-2-53-5-53-64z">
            <text:p/>
          </draw:path>
          <draw:path draw:style-name="gr3" draw:text-style-name="P5" draw:layer="layout" svg:width="0.364cm" svg:height="0.318cm" svg:x="12.483cm" svg:y="11.514cm" svg:viewBox="0 0 365 319" svg:d="M117 62c-6 2-9 5-9 0 0-20-2-48-5-56-3-3-3-6-9-6-22 8-39 14-89 20-3 5 0 16 0 22 39 3 47 6 47 48v142c0 59-5 62-50 65-3 5-3 19 0 22 22 0 50 0 78 0 31 0 54 0 73 0 6-3 6-17 0-22-36-3-42-6-42-65v-120c0-14 6-22 11-31 28-25 59-42 87-42 14 0 31 11 39 25 9 17 9 37 9 56v112c0 59-6 62-45 65-3 5-3 19 0 22 22 0 45 0 73 0 31 0 56 0 78 0 3-3 3-17 0-22-42-3-50-6-50-65v-109c0-39-3-73-20-95-11-17-33-25-59-25-36 0-75 8-117 59z">
            <text:p/>
          </draw:path>
          <draw:path draw:style-name="gr3" draw:text-style-name="P5" draw:layer="layout" svg:width="0.334cm" svg:height="0.51cm" svg:x="12.883cm" svg:y="11.329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3" draw:text-style-name="P5" draw:layer="layout" svg:width="0.358cm" svg:height="0.318cm" svg:x="13.233cm" svg:y="11.519cm" svg:viewBox="0 0 359 319" svg:d="M139 319c28 0 65-14 98-45 3-2 11-2 11 3 3 17 9 42 9 42 5 0 8 0 14 0 14-14 39-25 84-31 5-2 5-14 0-19-45-3-53-17-53-51v-140c0-22 2-72 2-72 0-3 0-6-5-6-3 0-14 3-25 3-23 0-48-3-73-3-6 6-6 20 0 25 36 0 45 9 45 56v140c0 14-3 20-12 28-28 23-53 37-72 37-23 0-59-12-59-76v-132c0-22 5-72 5-72 0-3-2-6-8-6-3 0-14 3-25 3-23 0-48-3-73-3-3 6-3 20 0 25 36 3 45 9 45 56v140c0 48 22 98 92 98z">
            <text:p/>
          </draw:path>
          <draw:path draw:style-name="gr3" draw:text-style-name="P5" draw:layer="layout" svg:width="0.259cm" svg:height="0.324cm" svg:x="13.623cm" svg:y="11.514cm" svg:viewBox="0 0 260 325" svg:d="M260 252c-2-8-8-11-14-11-25 31-56 47-86 47-54 0-98-53-98-137 0-78 36-126 84-126 42 0 47 25 50 51 3 19 11 25 28 25 14 0 36-11 36-34 0-39-42-67-112-67-72 0-148 64-148 168 0 92 53 157 143 157 45 0 81-14 117-73z">
            <text:p/>
          </draw:path>
          <draw:path draw:style-name="gr3" draw:text-style-name="P5" draw:layer="layout" svg:width="0.268cm" svg:height="0.321cm" svg:x="13.931cm" svg:y="11.517cm" svg:viewBox="0 0 269 322" svg:d="M62 112c14-81 64-87 84-87 25 0 58 14 58 76 0 5-2 8-11 8zM252 249c-25 25-48 39-90 39-25 0-56-16-78-53-14-22-22-56-22-98h190c11 0 14-3 14-11 0-62-20-126-120-126-65 0-146 59-146 171 0 39 11 78 34 106 25 28 58 45 112 45 53 0 92-25 123-62-3-8-9-11-17-11z">
            <text:p/>
          </draw:path>
          <draw:path draw:style-name="gr3" draw:text-style-name="P5" draw:layer="layout" svg:width="0.334cm" svg:height="0.51cm" svg:x="14.255cm" svg:y="11.329cm" svg:viewBox="0 0 335 511" svg:d="M221 414c0 12-3 17-11 28-28 23-50 34-67 34-39 0-81-42-81-132 0-53 11-81 22-98 22-33 50-33 67-33 25 0 42 8 56 25 11 11 14 17 14 39zM213 468c3-3 11-6 11 0 3 16 8 42 8 42 6 2 9 0 14 0 14-14 40-26 84-28 6-6 6-17 0-20-44-6-53-17-53-53v-325c0-48 3-76 3-76 0-5-3-8-8-8-20 8-73 17-101 20-3 5 0 16 3 22 39 0 47-3 47 59v92c0 3-3 6-5 6-3 0-34-11-59-11-48 0-79 14-107 42-30 30-50 72-50 126 0 89 45 154 123 154 28 0 53-14 90-42z">
            <text:p/>
          </draw:path>
          <draw:path draw:style-name="gr3" draw:text-style-name="P5" draw:layer="layout" svg:width="0.503cm" svg:height="0.254cm" svg:x="14.983cm" svg:y="11.295cm" svg:viewBox="0 0 504 255" svg:d="M504 56v-56h-504v56zM504 255v-53h-504v53z">
            <text:p/>
          </draw:path>
          <draw:path draw:style-name="gr3" draw:text-style-name="P5" draw:layer="layout" svg:width="0.523cm" svg:height="0.918cm" svg:x="15.823cm" svg:y="10.987cm" svg:viewBox="0 0 524 919" svg:d="M356 277c-23-8-37-11-51-11-19 0-33 14-33 34 0 14 14 22 28 22 16 0 28-6 47-14 45 8 62 59 62 112 0 129-90 249-160 249-53 0-81-28-92-56l92-409c37-154 101-173 137-173 45 0 68 36 68 81 0 73-59 157-98 165zM143 667c22 22 56 30 106 30 123 0 233-140 233-269 0-95-68-126-98-137 89-45 140-112 140-187 0-68-59-104-121-104-131 0-196 98-235 263l-98 432c-28 120-50 170-70 204l6 20 78-31c17-39 28-87 42-143z">
            <text:p/>
          </draw:path>
          <draw:path draw:style-name="gr3" draw:text-style-name="P5" draw:layer="layout" svg:width="0.537cm" svg:height="0.638cm" svg:x="16.38cm" svg:y="11.038cm" svg:viewBox="0 0 538 639" svg:d="M269 76c8-34 8-42 92-42 45 0 101 22 101 95 0 11 0 22-3 33-17 84-78 115-159 115h-70zM224 311h64c112 0 160 56 160 129 0 11-3 22-6 36-14 70-53 129-196 129-56 0-72-8-72-31 0-3 0-8 2-14zM3 619l-3 20h3c45 0 81 0 120 0 37 0 51 0 135 0 187 0 257-98 274-183 0-14 3-25 3-36 0-73-48-115-115-137v-3c53-25 104-76 115-129 0-11 3-22 3-36 0-56-34-115-177-115-33 0-78 3-115 3-36 0-75-3-120-3l-3 3-3 19c0 3 0 6 6 6l28 3c31 3 42 5 42 22 0 6 0 11-3 20l-95 496c-8 33-17 36-59 39l-28 3c-5 0-5 2-8 8z">
            <text:p/>
          </draw:path>
          <draw:path draw:style-name="gr3" draw:text-style-name="P5" draw:layer="layout" svg:width="0.276cm" svg:height="0.444cm" svg:x="16.974cm" svg:y="11.382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3" draw:text-style-name="P5" draw:layer="layout" svg:width="0.355cm" svg:height="0.441cm" svg:x="17.528cm" svg:y="11.242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3" draw:text-style-name="P5" draw:layer="layout" svg:width="0.416cm" svg:height="0.441cm" svg:x="17.951cm" svg:y="11.242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3" draw:text-style-name="P5" draw:layer="layout" svg:width="0.299cm" svg:height="0.441cm" svg:x="18.452cm" svg:y="11.242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3" draw:text-style-name="P5" draw:layer="layout" svg:width="0.231cm" svg:height="0.895cm" svg:x="18.881cm" svg:y="10.976cm" svg:viewBox="0 0 232 896" svg:d="M0 448c0 45 3 272 210 448 11-3 20-8 22-17-33-36-151-173-151-431 0-260 118-395 151-431-2-9-11-17-22-17-118 101-210 263-210 448z">
            <text:p/>
          </draw:path>
          <draw:path draw:style-name="gr3" draw:text-style-name="P5" draw:layer="layout" svg:width="0.579cm" svg:height="0.447cm" svg:x="19.189cm" svg:y="11.239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  <draw:path draw:style-name="gr3" draw:text-style-name="P5" draw:layer="layout" svg:width="0.259cm" svg:height="0.562cm" svg:x="19.869cm" svg:y="11.122cm" svg:viewBox="0 0 260 563" svg:d="M84 129l-53 5c-17 0-25 9-28 14 0 6-3 17-3 17 0 3 3 3 6 3h70l-62 269c-6 31-14 61-14 81 0 34 20 45 50 45 45 0 110-39 143-101-3-14-11-20-22-20-45 51-62 62-79 62-2 0-14-3-14-14 0-8 3-28 12-62l58-260h98c12-6 20-31 9-39h-98l11-42c3-20 11-48 11-59 0-17-5-28-39-28s-34 45-42 81z">
            <text:p/>
          </draw:path>
          <draw:polygon draw:style-name="gr3" draw:text-style-name="P5" draw:layer="layout" svg:width="0.503cm" svg:height="0.5cm" svg:x="20.446cm" svg:y="11.172cm" svg:viewBox="0 0 504 501" draw:points="504,277 504,221 280,221 280,0 224,0 224,221 0,221 0,277 224,277 224,501 280,501 280,277">
            <text:p/>
          </draw:polygon>
          <draw:path draw:style-name="gr3" draw:text-style-name="P5" draw:layer="layout" svg:width="0.483cm" svg:height="0.918cm" svg:x="21.264cm" svg:y="10.987cm" svg:viewBox="0 0 484 919" svg:d="M165 888c23-56 37-121 48-191 171-16 271-162 271-291 0-95-64-148-170-154 11-39 22-73 30-98l54-154-48 11-28-3c-14 79-31 163-48 244-201 11-274 188-274 289 0 95 64 151 168 156-25 79-53 163-78 202l8 20zM218 669c9-53 20-109 31-159 17-70 37-154 59-230 78 11 106 67 106 134 0 23-2 45-8 70-20 79-62 174-188 185zM269 280c-20 87-37 168-51 233 0 0-19 72-42 156-78-11-106-70-106-134 0-81 50-247 199-255z">
            <text:p/>
          </draw:path>
          <draw:path draw:style-name="gr3" draw:text-style-name="P5" draw:layer="layout" svg:width="0.231cm" svg:height="0.895cm" svg:x="21.826cm" svg:y="10.976cm" svg:viewBox="0 0 232 896" svg:d="M232 448c0-45-5-272-212-448-9 3-17 8-20 17 34 36 148 173 148 431 0 261-117 395-148 431 3 9 11 17 20 17 120-101 212-266 212-448z">
            <text:p/>
          </draw:path>
        </draw:g>
        <draw:g>
          <svg:title>TexMaths</svg:title>
          <svg:desc>28§display§\beta = \sqrt{1 + \alpha}§svg§600§FALSE§</svg:desc>
          <draw:polygon draw:style-name="gr2" draw:text-style-name="P4" draw:layer="layout" svg:width="4.518cm" svg:height="1.13cm" svg:x="6.657cm" svg:y="14.708cm" svg:viewBox="0 0 4519 1131" draw:points="2260,1131 0,1131 0,0 4519,0 4519,1131">
            <text:p/>
          </draw:polygon>
          <draw:path draw:style-name="gr3" draw:text-style-name="P5" draw:layer="layout" svg:width="0.523cm" svg:height="0.917cm" svg:x="6.654cm" svg:y="14.924cm" svg:viewBox="0 0 524 918" svg:d="M356 277c-23-8-37-11-51-11-19 0-33 14-33 34 0 14 14 22 28 22 16 0 28-6 47-14 45 8 62 59 62 112 0 129-90 249-160 249-53 0-81-28-92-56l92-409c37-154 101-173 137-173 45 0 68 36 68 81 0 73-59 157-98 165zM143 666c22 23 56 31 106 31 123 0 233-140 233-269 0-95-68-126-98-137 89-45 140-112 140-187 0-68-56-104-121-104-131 0-196 98-235 263l-98 431c-28 121-50 171-70 205l6 19 78-30c17-40 28-87 42-143z">
            <text:p/>
          </draw:path>
          <draw:path draw:style-name="gr3" draw:text-style-name="P5" draw:layer="layout" svg:width="0.503cm" svg:height="0.254cm" svg:x="7.536cm" svg:y="15.229cm" svg:viewBox="0 0 504 255" svg:d="M504 56v-56h-504v56zM504 255v-53h-504v53z">
            <text:p/>
          </draw:path>
          <draw:polygon draw:style-name="gr3" draw:text-style-name="P5" draw:layer="layout" svg:width="0.663cm" svg:height="0.982cm" svg:x="8.432cm" svg:y="14.708cm" svg:viewBox="0 0 664 983" draw:points="664,0 605,0 381,770 190,361 0,459 11,482 118,442 375,983">
            <text:p/>
          </draw:polygon>
          <draw:polygon draw:style-name="gr3" draw:text-style-name="P5" draw:layer="layout" svg:width="2.11cm" svg:height="0.058cm" svg:x="9.065cm" svg:y="14.708cm" svg:viewBox="0 0 2111 59" draw:points="1056,59 0,59 0,0 2111,0 2111,59">
            <text:p/>
          </draw:polygon>
          <draw:path draw:style-name="gr3" draw:text-style-name="P5" draw:layer="layout" svg:width="0.286cm" svg:height="0.601cm" svg:x="9.152cm" svg:y="15.01cm" svg:viewBox="0 0 287 602" svg:d="M196 479v-342c0-59 3-120 3-131 0-6 0-6-6-6-53 34-106 59-193 98 3 11 6 22 14 28 48-20 67-25 87-25 17 0 19 22 19 56v322c0 81-25 87-95 89-5 6-5 26 0 34 48-3 84-3 137-3 48 0 70 0 121 3 5-8 5-28 0-34-70-2-87-8-87-89z">
            <text:p/>
          </draw:path>
          <draw:polygon draw:style-name="gr3" draw:text-style-name="P5" draw:layer="layout" svg:width="0.503cm" svg:height="0.5cm" svg:x="9.801cm" svg:y="15.108cm" svg:viewBox="0 0 504 501" draw:points="504,277 504,221 280,221 280,0 224,0 224,221 0,221 0,277 224,277 224,501 280,501 280,277">
            <text:p/>
          </draw:polygon>
          <draw:path draw:style-name="gr3" draw:text-style-name="P5" draw:layer="layout" svg:width="0.514cm" svg:height="0.447cm" svg:x="10.622cm" svg:y="15.173cm" svg:viewBox="0 0 515 448" svg:d="M350 249l165-241c-11 0-28 6-42 6s-31-6-45-6l-78 140v-11c0-87-22-137-90-137-84 0-207 62-249 244-8 28-11 53-11 78 0 78 36 126 126 126 64 0 115-39 182-137v36 9c0 61 17 92 50 92 40 0 68-25 104-87l-22-11c-23 31-37 36-59 36-20 0-34-25-34-75v-3zM246 34c54 0 65 61 65 145 0 6 0 11 0 20v19l-25 42c-54 93-107 154-146 154-48 0-64-36-64-95 0-134 78-285 170-285z">
            <text:p/>
          </draw:path>
        </draw:g>
        <draw:g>
          <svg:title>TexMaths</svg:title>
          <svg:desc>28§display§\phi = -\arctan(-\alpha)§svg§600§FALSE§</svg:desc>
          <draw:polygon draw:style-name="gr2" draw:text-style-name="P4" draw:layer="layout" svg:width="6.957cm" svg:height="0.923cm" svg:x="13.943cm" svg:y="14.769cm" svg:viewBox="0 0 6958 924" draw:points="3480,924 0,924 0,0 6958,0 6958,924">
            <text:p/>
          </draw:polygon>
          <draw:path draw:style-name="gr3" draw:text-style-name="P5" draw:layer="layout" svg:width="0.483cm" svg:height="0.918cm" svg:x="14.016cm" svg:y="14.774cm" svg:viewBox="0 0 484 919" svg:d="M165 888c23-56 37-120 48-190 171-17 271-163 271-292 0-95-64-148-170-154 11-39 22-73 30-98l54-154-48 11-28-3c-14 79-31 163-48 244-201 11-274 188-274 289 0 95 64 151 168 157-25 78-53 162-78 201l8 20zM218 669c9-53 20-109 31-159 17-70 37-154 59-230 78 11 106 67 106 135 0 22-2 44-8 70-20 78-62 173-188 184zM269 280c-20 87-37 168-51 233 0 0-19 72-42 156-78-11-106-70-106-134 0-81 50-246 199-255z">
            <text:p/>
          </draw:path>
          <draw:path draw:style-name="gr3" draw:text-style-name="P5" draw:layer="layout" svg:width="0.503cm" svg:height="0.254cm" svg:x="14.864cm" svg:y="15.082cm" svg:viewBox="0 0 504 255" svg:d="M504 56v-56h-504v56zM504 255v-53h-504v53z">
            <text:p/>
          </draw:path>
          <draw:polygon draw:style-name="gr3" draw:text-style-name="P5" draw:layer="layout" svg:width="0.503cm" svg:height="0.058cm" svg:x="15.76cm" svg:y="15.18cm" svg:viewBox="0 0 504 59" draw:points="504,59 504,0 0,0 0,59">
            <text:p/>
          </draw:polygon>
          <draw:path draw:style-name="gr3" draw:text-style-name="P5" draw:layer="layout" svg:width="0.413cm" svg:height="0.442cm" svg:x="16.525cm" svg:y="15.029cm" svg:viewBox="0 0 414 443" svg:d="M255 204v129c0 14-9 20-14 26-25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3" draw:text-style-name="P5" draw:layer="layout" svg:width="0.333cm" svg:height="0.436cm" svg:x="16.959cm" svg:y="15.026cm" svg:viewBox="0 0 334 437" svg:d="M155 84c-3-39-6-67-9-76-3-5-5-8-14-8-25 11-53 20-120 28-3 6 0 22 3 28 53 6 64 11 64 67v194c0 81-14 84-73 89-8 6-8 25 0 31 34 0 73 0 112 0s84 0 121 0c5-6 5-25 0-31-70-5-81-8-81-89v-138c0-25 11-47 22-67 11-14 34-48 45-48s19 3 28 12c5 11 17 25 33 25 26 0 48-25 48-51 0-19-20-47-59-47-48 0-87 45-112 81-5 11-8 3-8 0z">
            <text:p/>
          </draw:path>
          <draw:path draw:style-name="gr3" draw:text-style-name="P5" draw:layer="layout" svg:width="0.355cm" svg:height="0.442cm" svg:x="17.328cm" svg:y="15.029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3" draw:text-style-name="P5" draw:layer="layout" svg:width="0.273cm" svg:height="0.582cm" svg:x="17.737cm" svg:y="14.889cm" svg:viewBox="0 0 274 583" svg:d="M17 151c-14 0-17 11-17 20v11c0 6 0 8 6 8h58v295c0 70 31 98 76 98s95-20 134-65c-2-8-8-17-19-17-25 20-56 28-81 28-26 0-31-30-31-89v-250h101c11 0 25-5 25-14v-19c0-3-3-6-9-6h-117v-39c0-64 3-104 3-104 0-5-3-8-9-8-3 0-11 3-22 8-11 6-20 12-34 14-11 3-19 9-19 14 0 12 2 6 2 115z">
            <text:p/>
          </draw:path>
          <draw:path draw:style-name="gr3" draw:text-style-name="P5" draw:layer="layout" svg:width="0.413cm" svg:height="0.442cm" svg:x="18.059cm" svg:y="15.029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3" draw:text-style-name="P5" draw:layer="layout" svg:width="0.499cm" svg:height="0.436cm" svg:x="18.493cm" svg:y="15.026cm" svg:viewBox="0 0 500 437" svg:d="M160 84c-5 6-11 8-11 0 0-28-3-67-8-76-3-5-3-8-11-8-28 11-54 20-121 28-3 6 0 22 0 28 53 6 65 11 65 67v194c0 81-9 84-68 89-8 6-8 25 0 31 28 0 67 0 107 0 39 0 70 0 101 0 5-6 5-25 0-31-51-5-62-8-62-89v-163c0-20 8-34 17-42 36-36 81-59 120-59 20 0 39 14 53 37 9 19 12 47 12 75v152c0 81-12 84-62 89-6 6-6 25 0 31 31 0 61 0 101 0 39 0 75 0 103 0 6-6 6-25 0-31-53-5-64-8-64-89v-149c0-53-6-101-28-132-17-22-48-33-81-33-48 0-104 14-163 81z">
            <text:p/>
          </draw:path>
          <draw:path draw:style-name="gr3" draw:text-style-name="P5" draw:layer="layout" svg:width="0.231cm" svg:height="0.895cm" svg:x="19.098cm" svg:y="14.763cm" svg:viewBox="0 0 232 896" svg:d="M0 448c0 45 3 272 210 448 11-2 20-8 22-16-33-37-151-174-151-432 0-260 118-395 151-431-2-9-11-17-22-17-118 101-210 263-210 448z">
            <text:p/>
          </draw:path>
          <draw:polygon draw:style-name="gr3" draw:text-style-name="P5" draw:layer="layout" svg:width="0.503cm" svg:height="0.058cm" svg:x="19.437cm" svg:y="15.18cm" svg:viewBox="0 0 504 59" draw:points="504,59 504,0 0,0 0,59">
            <text:p/>
          </draw:polygon>
          <draw:path draw:style-name="gr3" draw:text-style-name="P5" draw:layer="layout" svg:width="0.514cm" svg:height="0.447cm" svg:x="20.039cm" svg:y="15.026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ath draw:style-name="gr3" draw:text-style-name="P5" draw:layer="layout" svg:width="0.231cm" svg:height="0.895cm" svg:x="20.629cm" svg:y="14.763cm" svg:viewBox="0 0 232 896" svg:d="M232 448c0-45-5-272-212-448-9 3-17 8-20 17 34 36 148 173 148 431 0 261-117 395-148 432 3 8 11 16 20 16 120-100 212-266 212-448z">
            <text:p/>
          </draw:path>
        </draw:g>
        <draw:frame draw:style-name="gr4" draw:text-style-name="P7" draw:layer="layout" svg:width="2.44cm" svg:height="1.47cm" svg:x="7.874cm" svg:y="16.086cm">
          <draw:text-box>
            <text:p text:style-name="P6"><text:span text:style-name="T2">gain</text:span></text:p>
          </draw:text-box>
        </draw:frame>
        <draw:frame draw:style-name="gr5" draw:text-style-name="P9" draw:layer="layout" svg:width="4.772cm" svg:height="1.27cm" svg:x="15.194cm" svg:y="16.032cm">
          <draw:text-box>
            <text:p text:style-name="P8"><text:span text:style-name="T3">phase shift</text:span></text:p>
          </draw:text-box>
        </draw:frame>
        <draw:frame draw:style-name="gr5" draw:text-style-name="P9" draw:layer="layout" svg:width="14.424cm" svg:height="1.27cm" svg:x="13.84cm" svg:y="7.726cm">
          <draw:text-box>
            <text:p text:style-name="P8"><text:span text:style-name="T3">out of phase and scaled by </text:span><text:span text:style-name="T4">α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6" draw:text-style-name="P10" draw:layer="layout" svg:width="24.943cm" svg:height="16.523cm" svg:x="1.37cm" svg:y="0.649cm">
          <draw:image xlink:href="Pictures/2000000200000277000001A29909447F.eps" xlink:type="simple" xlink:show="embed" xlink:actuate="onLoad">
            <text:p/>
          </draw:image>
        </draw:frame>
        <draw:g>
          <svg:title>TexMaths</svg:title>
          <svg:desc>28§display§\mathrm{stranded} = 1.0008 \pm 0.0005§svg§600§FALSE§</svg:desc>
          <draw:polygon draw:style-name="gr2" draw:text-style-name="P4" draw:layer="layout" svg:width="10.832cm" svg:height="0.699cm" svg:x="1.713cm" svg:y="18.45cm" svg:viewBox="0 0 10833 700" draw:points="5415,700 0,700 0,0 10833,0 10833,700">
            <text:p/>
          </draw:polygon>
          <draw:path draw:style-name="gr3" draw:text-style-name="P5" draw:layer="layout" svg:width="0.299cm" svg:height="0.441cm" svg:x="1.761cm" svg:y="18.705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3" draw:text-style-name="P5" draw:layer="layout" svg:width="0.273cm" svg:height="0.581cm" svg:x="2.119cm" svg:y="18.565cm" svg:viewBox="0 0 274 582" svg:d="M17 151c-14 0-17 11-17 20v11c0 6 0 8 6 8h58v294c0 70 31 98 76 98s95-19 134-64c-2-8-8-17-19-17-25 20-56 28-81 28-26 0-31-31-31-89v-250h101c11 0 25-5 25-14v-19c0-3-3-6-9-6h-117v-39c0-64 3-104 3-104 0-5-3-8-9-8-3 0-11 3-22 8-11 6-20 12-34 14-11 3-19 9-19 14 0 12 2 6 2 115z">
            <text:p/>
          </draw:path>
          <draw:path draw:style-name="gr3" draw:text-style-name="P5" draw:layer="layout" svg:width="0.333cm" svg:height="0.436cm" svg:x="2.427cm" svg:y="18.702cm" svg:viewBox="0 0 334 437" svg:d="M155 84c-3-39-6-67-9-76-3-5-5-8-14-8-25 11-53 20-120 28-3 6 0 22 3 28 53 6 64 11 64 67v193c0 82-14 84-73 90-8 6-8 25 0 31 34 0 73 0 112 0s84 0 121 0c5-6 5-25 0-31-70-6-82-8-82-90v-137c0-25 12-47 23-67 11-14 33-48 45-48 11 0 19 3 28 12 5 11 16 25 33 25 25 0 48-25 48-51 0-19-20-47-59-47-48 0-87 45-112 81-6 11-8 3-8 0z">
            <text:p/>
          </draw:path>
          <draw:path draw:style-name="gr3" draw:text-style-name="P5" draw:layer="layout" svg:width="0.413cm" svg:height="0.441cm" svg:x="2.805cm" svg:y="18.705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499cm" svg:height="0.436cm" svg:x="3.239cm" svg:y="18.702cm" svg:viewBox="0 0 500 437" svg:d="M160 84c-5 6-11 8-11 0 0-28-3-67-8-76-3-5-3-8-12-8-28 11-53 20-120 28-3 6 0 22 0 28 53 6 64 11 64 67v193c0 82-8 84-67 90-8 6-8 25 0 31 28 0 67 0 107 0 39 0 70 0 100 0 6-6 6-25 0-31-50-6-61-8-61-90v-162c0-20 8-34 17-42 36-36 81-59 120-59 20 0 39 14 53 37 9 19 11 47 11 75v151c0 82-11 84-61 90-6 6-6 25 0 31 31 0 61 0 101 0 39 0 75 0 103 0 6-6 6-25 0-31-53-6-64-8-64-90v-148c0-53-6-101-28-132-17-22-48-33-81-33-48 0-104 14-163 81z">
            <text:p/>
          </draw:path>
          <draw:path draw:style-name="gr3" draw:text-style-name="P5" draw:layer="layout" svg:width="0.454cm" svg:height="0.698cm" svg:x="3.788cm" svg:y="18.45cm" svg:viewBox="0 0 455 699" svg:d="M302 566c0 16-2 25-16 39-37 31-68 45-93 45-53 0-109-56-109-180 0-72 14-112 31-131 28-48 70-51 89-51 37 0 62 14 82 37 14 17 16 22 16 53zM291 638c6-5 14-5 14 0 3 26 11 59 11 59 9 3 14 3 20 0 22-17 56-33 115-39 5-6 5-22 0-28-62-3-70-22-70-70v-448c0-62 3-101 3-101 0-8-3-11-14-11-23 11-98 22-138 25-2 9 0 25 6 31 53 3 64-3 64 81v126c0 6-2 9-8 9s-45-17-78-17c-65 0-110 22-149 59-42 42-67 100-67 173 0 121 62 210 168 210 39 0 76-19 123-59z">
            <text:p/>
          </draw:path>
          <draw:path draw:style-name="gr3" draw:text-style-name="P5" draw:layer="layout" svg:width="0.366cm" svg:height="0.441cm" svg:x="4.281cm" svg:y="18.708cm" svg:viewBox="0 0 367 442" svg:d="M87 154c17-112 87-120 112-120 36 0 81 19 81 103 0 9-6 14-14 14zM344 339c-36 39-64 53-123 53-33 0-75-20-106-70-20-34-31-78-31-134h260c14 0 20-6 20-17 0-81-28-171-165-171-87 0-199 81-199 232 0 56 14 110 48 146 33 39 78 64 151 64s126-36 168-86c-6-12-11-14-23-17z">
            <text:p/>
          </draw:path>
          <draw:path draw:style-name="gr3" draw:text-style-name="P5" draw:layer="layout" svg:width="0.454cm" svg:height="0.698cm" svg:x="4.729cm" svg:y="18.45cm" svg:viewBox="0 0 455 699" svg:d="M302 566c0 16-2 25-16 39-37 31-68 45-93 45-53 0-109-56-109-180 0-72 14-112 31-131 28-48 70-51 89-51 37 0 62 14 82 37 14 17 16 22 16 53zM291 638c6-5 14-5 14 0 3 26 11 59 11 59 9 3 14 3 20 0 22-17 56-33 115-39 5-6 5-22 0-28-62-3-70-22-70-70v-448c0-62 3-101 3-101 0-8-3-11-14-11-23 11-98 22-138 25-2 9 0 25 6 31 53 3 64-3 64 81v126c0 6-2 9-8 9s-45-17-78-17c-65 0-110 22-149 59-42 42-67 100-67 173 0 121 62 210 168 210 39 0 76-19 123-59z">
            <text:p/>
          </draw:path>
          <draw:path draw:style-name="gr3" draw:text-style-name="P5" draw:layer="layout" svg:width="0.503cm" svg:height="0.254cm" svg:x="5.532cm" svg:y="18.758cm" svg:viewBox="0 0 504 255" svg:d="M504 56v-56h-504v56zM504 255v-53h-504v53z">
            <text:p/>
          </draw:path>
          <draw:path draw:style-name="gr3" draw:text-style-name="P5" draw:layer="layout" svg:width="0.286cm" svg:height="0.601cm" svg:x="6.456cm" svg:y="18.54cm" svg:viewBox="0 0 287 602" svg:d="M196 479v-342c0-59 3-120 3-131 0-6 0-6-6-6-53 34-106 59-193 98 3 11 6 22 14 28 48-20 67-25 87-25 17 0 19 22 19 56v322c0 81-25 87-95 89-5 6-5 26 0 34 48-3 84-3 137-3 48 0 70 0 121 3 5-8 5-28 0-34-70-2-87-8-87-89z">
            <text:p/>
          </draw:path>
          <draw:path draw:style-name="gr3" draw:text-style-name="P5" draw:layer="layout" svg:width="0.111cm" svg:height="0.111cm" svg:x="6.91cm" svg:y="19.038cm" svg:viewBox="0 0 112 112" svg:d="M112 56c0-31-28-56-56-56-31 0-56 25-56 56 0 39 34 56 56 56 20 0 56-17 56-56z">
            <text:p/>
          </draw:path>
          <draw:path draw:style-name="gr3" draw:text-style-name="P5" draw:layer="layout" svg:width="0.377cm" svg:height="0.609cm" svg:x="7.142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77cm" svg:height="0.609cm" svg:x="7.598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77cm" svg:height="0.609cm" svg:x="8.052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69cm" svg:height="0.609cm" svg:x="8.517cm" svg:y="18.537cm" svg:viewBox="0 0 370 610" svg:d="M185 34c64 0 89 42 89 89 0 53-53 95-78 115l-31-17c-64-42-70-73-70-103 0-45 31-84 90-84zM342 123c0-70-54-123-152-123-100 0-165 59-165 137 0 53 25 95 87 132l25 17c-28 14-56 30-81 53-39 36-56 78-56 117 0 101 70 154 176 154 129 0 194-95 194-168 0-58-26-109-79-140l-70-42c48-22 121-75 121-137zM179 577c-45 0-112-31-112-121 0-28 11-98 98-154l45 28c62 37 87 84 87 132 0 98-76 115-118 115z">
            <text:p/>
          </draw:path>
          <draw:path draw:style-name="gr3" draw:text-style-name="P5" draw:layer="layout" svg:width="0.503cm" svg:height="0.506cm" svg:x="9.206cm" svg:y="18.632cm" svg:viewBox="0 0 504 507" svg:d="M504 246v-56h-224v-190h-56v190h-224v56h224v180h56v-180zM504 507v-51h-504v51z">
            <text:p/>
          </draw:path>
          <draw:path draw:style-name="gr3" draw:text-style-name="P5" draw:layer="layout" svg:width="0.377cm" svg:height="0.609cm" svg:x="10.026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111cm" svg:height="0.111cm" svg:x="10.527cm" svg:y="19.038cm" svg:viewBox="0 0 112 112" svg:d="M112 56c0-31-28-56-56-56-31 0-56 25-56 56 0 39 34 56 56 56 20 0 56-17 56-56z">
            <text:p/>
          </draw:path>
          <draw:path draw:style-name="gr3" draw:text-style-name="P5" draw:layer="layout" svg:width="0.377cm" svg:height="0.609cm" svg:x="10.76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77cm" svg:height="0.609cm" svg:x="11.216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77cm" svg:height="0.609cm" svg:x="11.67cm" svg:y="18.537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49cm" svg:height="0.612cm" svg:x="12.143cm" svg:y="18.537cm" svg:viewBox="0 0 350 613" svg:d="M263 414c0 96-50 163-109 163-39 0-50-23-67-42-11-17-28-34-51-34-16 0-36 17-36 37 0 42 84 75 140 75 123 0 210-92 210-215 0-96-67-182-176-182-42 0-79 11-98 16l19-165c37 6 70 9 118 9 28 0 61 0 103-6l14-67-5-3c-56 6-109 11-163 11-36 0-72-3-106-5l-34 282c51-19 90-22 126-22 65 0 115 42 115 148z">
            <text:p/>
          </draw:path>
        </draw:g>
        <draw:g>
          <svg:title>TexMaths</svg:title>
          <svg:desc>28§display§{\mathrm{avg\;copper} \over \mathrm{avg\;stranded}} = 0.592§svg§600§FALSE§</svg:desc>
          <draw:polygon draw:style-name="gr2" draw:text-style-name="P4" draw:layer="layout" svg:width="8.581cm" svg:height="2.037cm" svg:x="15.804cm" svg:y="17.994cm" svg:viewBox="0 0 8582 2038" draw:points="4290,2038 0,2038 0,0 8582,0 8582,2038">
            <text:p/>
          </draw:polygon>
          <draw:path draw:style-name="gr3" draw:text-style-name="P5" draw:layer="layout" svg:width="0.413cm" svg:height="0.441cm" svg:x="16.207cm" svg:y="18.01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477cm" svg:height="0.436cm" svg:x="16.627cm" svg:y="18.019cm" svg:viewBox="0 0 478 437" svg:d="M314 34c54 2 59 14 40 64l-82 193c-14 39-19 39-36-3l-70-190c-17-48-22-59 31-64 5-6 5-28 0-34-34 0-67 3-101 3-31 0-62-3-90-3-8 6-8 28 0 34 51 5 59 19 79 70l126 313c5 14 11 20 25 20 8 0 17-6 22-23l132-308c20-44 31-70 84-72 6-6 6-28 0-34-20 0-42 3-67 3-34 0-67-3-93-3-5 6-5 28 0 34z">
            <text:p/>
          </draw:path>
          <draw:path draw:style-name="gr3" draw:text-style-name="P5" draw:layer="layout" svg:width="0.441cm" svg:height="0.688cm" svg:x="17.14cm" svg:y="17.988cm" svg:viewBox="0 0 442 689" svg:d="M283 179c0 93-45 112-81 112-84 0-93-70-93-134 0-67 25-104 79-104 61 0 95 45 95 126zM98 465c11 3 28 5 39 5 31 0 59-2 73-2 50 0 90 0 120 16 37 20 51 34 51 59 0 73-107 109-193 109-37 0-121-28-121-95 0-33 3-59 31-92zM406 73c20 0 36-17 36-37 0-19-16-36-44-36-26 0-73 17-98 50-12-8-45-28-104-28-87 0-168 59-168 152 0 53 22 81 50 109-28 22-42 64-42 98 0 36 20 64 45 75-53 34-81 79-81 121 0 87 81 112 157 112 134 0 277-65 277-171 0-31-14-56-42-78-39-31-109-34-146-34-16 0-42 3-67 6-14 0-22 2-28 2-28 0-64-14-64-56 0-19 5-42 19-58 23 14 51 22 90 22 87 0 165-56 165-151 0-48-14-73-42-104 9-8 28-22 39-22 9 0 14 3 20 11s17 17 28 17z">
            <text:p/>
          </draw:path>
          <draw:path draw:style-name="gr3" draw:text-style-name="P5" draw:layer="layout" svg:width="0.355cm" svg:height="0.441cm" svg:x="17.907cm" svg:y="18.01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3" draw:text-style-name="P5" draw:layer="layout" svg:width="0.416cm" svg:height="0.441cm" svg:x="18.33cm" svg:y="18.01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3" draw:text-style-name="P5" draw:layer="layout" svg:width="0.47cm" svg:height="0.665cm" svg:x="18.789cm" svg:y="18.008cm" svg:viewBox="0 0 471 666" svg:d="M169 109c28-31 73-61 101-61 64 0 117 72 117 182 0 81-28 182-140 182-17 0-50-6-70-20-19-20-22-25-22-62v-176c0-22 3-31 14-45zM152 73c-3-31-3-56-8-65-3-5-6-8-12-8-28 11-53 20-123 28 0 6 0 22 3 28 53 6 64 11 64 67v420c0 81-11 87-70 90-8 5-8 28 0 33 34-2 70-2 110-2 39 0 86 0 120 2 6-5 6-28 0-33-70-3-81-9-81-90v-106c0-11 3-11 14-6 25 9 53 14 84 14 56 0 106-17 145-56 48-45 73-106 73-185 0-103-73-201-173-201-45 0-96 31-135 73-8 8-11 8-11-3z">
            <text:p/>
          </draw:path>
          <draw:path draw:style-name="gr3" draw:text-style-name="P5" draw:layer="layout" svg:width="0.47cm" svg:height="0.665cm" svg:x="19.296cm" svg:y="18.008cm" svg:viewBox="0 0 471 666" svg:d="M169 109c28-31 73-61 101-61 64 0 117 72 117 182 0 81-28 182-140 182-17 0-50-6-70-20-20-20-22-25-22-62v-176c0-22 3-31 14-45zM152 73c-3-31-3-56-8-65-3-5-6-8-12-8-28 11-53 20-123 28 0 6 0 22 3 28 53 6 64 11 64 67v420c0 81-11 87-70 90-8 5-8 28 0 33 34-2 70-2 110-2 39 0 86 0 120 2 6-5 6-28 0-33-70-3-81-9-81-90v-106c0-11 3-11 14-6 25 9 53 14 84 14 56 0 106-17 145-56 48-45 73-106 73-185 0-103-73-201-173-201-45 0-96 31-135 73-8 8-11 8-11-3z">
            <text:p/>
          </draw:path>
          <draw:path draw:style-name="gr3" draw:text-style-name="P5" draw:layer="layout" svg:width="0.366cm" svg:height="0.441cm" svg:x="19.844cm" svg:y="18.013cm" svg:viewBox="0 0 367 442" svg:d="M87 154c17-112 87-120 112-120 36 0 81 19 81 103 0 9-6 14-14 14zM344 339c-36 39-64 53-123 53-33 0-75-20-106-70-20-34-31-78-31-134h260c14 0 20-6 20-17 0-81-28-171-165-171-87 0-199 81-199 232 0 56 14 110 48 146 33 39 78 64 151 64s126-36 168-86c-6-12-11-14-23-17z">
            <text:p/>
          </draw:path>
          <draw:path draw:style-name="gr3" draw:text-style-name="P5" draw:layer="layout" svg:width="0.333cm" svg:height="0.436cm" svg:x="20.267cm" svg:y="18.008cm" svg:viewBox="0 0 334 437" svg:d="M155 84c-3-39-6-67-9-76-2-5-5-8-14-8-25 11-53 20-120 28-3 6 0 22 3 28 53 6 64 11 64 67v193c0 82-14 84-73 90-8 6-8 25 0 31 34 0 73 0 112 0 40 0 84 0 121 0 5-6 5-25 0-31-70-6-81-8-81-90v-137c0-25 11-47 22-67 11-14 34-48 45-48s19 3 28 12c5 11 17 25 33 25 26 0 48-25 48-51 0-19-20-47-59-47-47 0-87 45-112 81-5 11-8 3-8 0z">
            <text:p/>
          </draw:path>
          <draw:polygon draw:style-name="gr3" draw:text-style-name="P5" draw:layer="layout" svg:width="5.193cm" svg:height="0.058cm" svg:x="15.804cm" svg:y="18.839cm" svg:viewBox="0 0 5194 59" draw:points="2596,59 0,59 0,0 5194,0 5194,59">
            <text:p/>
          </draw:polygon>
          <draw:path draw:style-name="gr3" draw:text-style-name="P5" draw:layer="layout" svg:width="0.413cm" svg:height="0.441cm" svg:x="15.84cm" svg:y="19.366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477cm" svg:height="0.436cm" svg:x="16.258cm" svg:y="19.374cm" svg:viewBox="0 0 478 437" svg:d="M314 34c53 2 59 14 39 64l-81 193c-14 39-19 39-36-3l-70-190c-17-48-22-59 31-64 5-6 5-28 0-34-34 0-68 3-101 3-31 0-62-3-90-3-8 6-8 28 0 34 51 5 59 19 79 70l126 313c5 14 11 20 25 20 8 0 17-6 22-23l132-308c19-44 31-70 84-72 5-6 5-28 0-34-20 0-42 3-67 3-34 0-68-3-93-3-5 6-5 28 0 34z">
            <text:p/>
          </draw:path>
          <draw:path draw:style-name="gr3" draw:text-style-name="P5" draw:layer="layout" svg:width="0.441cm" svg:height="0.688cm" svg:x="16.77cm" svg:y="19.343cm" svg:viewBox="0 0 442 689" svg:d="M283 179c0 93-45 112-81 112-84 0-93-70-93-134 0-67 25-104 79-104 61 0 95 45 95 126zM98 465c11 3 28 5 39 5 31 0 59-2 73-2 50 0 90 0 120 16 37 20 51 34 51 59 0 73-107 109-193 109-37 0-121-28-121-95 0-33 3-59 31-92zM406 73c20 0 36-17 36-37 0-19-16-36-44-36-26 0-73 17-98 50-12-8-45-28-104-28-87 0-168 59-168 152 0 53 22 81 50 109-28 22-42 64-42 98 0 36 20 64 45 75-53 34-81 79-81 121 0 87 81 112 157 112 134 0 277-65 277-171 0-31-14-56-42-78-39-31-109-34-146-34-16 0-42 3-67 6-14 0-22 2-28 2-28 0-64-14-64-56 0-19 5-42 19-58 23 14 51 22 90 22 87 0 165-56 165-151 0-48-14-73-42-104 9-8 28-22 39-22 9 0 14 3 20 11s17 17 28 17z">
            <text:p/>
          </draw:path>
          <draw:path draw:style-name="gr3" draw:text-style-name="P5" draw:layer="layout" svg:width="0.299cm" svg:height="0.441cm" svg:x="17.551cm" svg:y="19.366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3" draw:text-style-name="P5" draw:layer="layout" svg:width="0.273cm" svg:height="0.581cm" svg:x="17.91cm" svg:y="19.226cm" svg:viewBox="0 0 274 582" svg:d="M17 151c-14 0-17 11-17 20v11c0 6 0 8 6 8h58v294c0 70 31 98 76 98s95-19 134-64c-2-8-8-17-19-17-25 20-56 28-81 28-26 0-31-31-31-89v-250h101c11 0 25-5 25-14v-19c0-3-3-6-9-6h-117v-39c0-64 3-104 3-104 0-5-3-8-9-8-3 0-11 3-22 8-11 6-20 12-34 14-11 6-19 9-19 14 0 12 2 6 2 115z">
            <text:p/>
          </draw:path>
          <draw:path draw:style-name="gr3" draw:text-style-name="P5" draw:layer="layout" svg:width="0.333cm" svg:height="0.436cm" svg:x="18.215cm" svg:y="19.363cm" svg:viewBox="0 0 334 437" svg:d="M155 84c-3-39-6-67-9-76-2-5-5-8-14-8-25 11-53 20-120 28-3 6 0 22 3 28 53 6 64 11 64 67v193c0 82-14 84-73 90-8 6-8 25 0 31 34 0 73 0 112 0 40 0 84 0 121 0 5-6 5-25 0-31-70-6-81-8-81-90v-137c0-25 11-47 22-67 11-14 34-48 45-48s19 3 28 12c5 11 17 25 33 25 26 0 48-25 48-51 0-19-20-47-59-47-47 0-87 45-112 81-5 11-8 3-8 0z">
            <text:p/>
          </draw:path>
          <draw:path draw:style-name="gr3" draw:text-style-name="P5" draw:layer="layout" svg:width="0.413cm" svg:height="0.441cm" svg:x="18.596cm" svg:y="19.366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5cm" svg:height="0.436cm" svg:x="19.03cm" svg:y="19.363cm" svg:viewBox="0 0 501 437" svg:d="M160 84c-5 6-11 8-11 0 0-28-3-67-8-76-3-5-3-8-11-8-28 11-54 20-121 28-3 6 0 22 0 28 53 6 65 11 65 67v193c0 82-9 84-68 90-8 6-8 25 0 31 28 0 68 0 107 0s70 0 101 0c5-6 5-25 0-31-51-6-62-8-62-90v-162c0-20 8-34 17-42 36-36 81-59 120-59 20 0 39 14 53 37 9 19 12 47 12 75v151c0 82-12 84-62 90-6 6-6 25 0 31 31 0 62 0 101 0s75 0 103 0c6-6 6-25 0-31-53-6-64-8-64-90v-148c0-53-6-101-28-132-17-22-48-33-81-33-48 0-104 14-163 81z">
            <text:p/>
          </draw:path>
          <draw:path draw:style-name="gr3" draw:text-style-name="P5" draw:layer="layout" svg:width="0.454cm" svg:height="0.698cm" svg:x="19.578cm" svg:y="19.111cm" svg:viewBox="0 0 455 699" svg:d="M302 566c0 16-2 25-16 36-37 34-68 48-93 48-53 0-109-56-109-180 0-72 14-112 31-131 28-48 70-51 89-51 37 0 62 14 82 37 14 17 16 22 16 53zM291 638c6-5 14-5 14 0 3 26 11 59 11 59 9 3 14 3 20 0 22-17 56-33 115-39 5-6 5-22 0-28-62-3-70-22-70-70v-448c0-62 3-101 3-101 0-8-3-11-14-11-23 11-98 22-138 25-2 9 0 25 6 31 53 3 64-3 64 81v126c0 6-2 9-8 9s-45-17-78-17c-65 0-110 22-149 59-42 42-67 100-67 173 0 121 62 210 168 210 39 0 76-19 123-59z">
            <text:p/>
          </draw:path>
          <draw:path draw:style-name="gr3" draw:text-style-name="P5" draw:layer="layout" svg:width="0.366cm" svg:height="0.441cm" svg:x="20.071cm" svg:y="19.368cm" svg:viewBox="0 0 367 442" svg:d="M87 154c17-112 87-120 112-120 36 0 81 19 81 103 0 9-6 14-14 14zM344 339c-36 39-64 53-123 53-33 0-75-20-106-70-20-34-31-78-31-134h260c14 0 20-6 20-17 0-81-28-171-165-171-87 0-199 81-199 232 0 56 14 110 48 146 33 39 78 64 151 64s126-36 168-86c-6-12-11-14-23-17z">
            <text:p/>
          </draw:path>
          <draw:path draw:style-name="gr3" draw:text-style-name="P5" draw:layer="layout" svg:width="0.454cm" svg:height="0.698cm" svg:x="20.519cm" svg:y="19.111cm" svg:viewBox="0 0 455 699" svg:d="M302 566c0 16-2 25-16 36-37 34-68 48-93 48-53 0-109-56-109-180 0-72 14-112 31-131 28-48 70-51 89-51 37 0 62 14 82 37 14 17 16 22 16 53zM291 638c6-5 14-5 14 0 3 26 11 59 11 59 9 3 14 3 20 0 22-17 56-33 115-39 5-6 5-22 0-28-62-3-70-22-70-70v-448c0-62 3-101 3-101 0-8-3-11-14-11-23 11-98 22-138 25-2 9 0 25 6 31 53 3 64-3 64 81v126c0 6-2 9-8 9s-45-17-78-17c-65 0-110 22-149 59-42 42-67 100-67 173 0 121 62 210 168 210 39 0 76-19 123-59z">
            <text:p/>
          </draw:path>
          <draw:path draw:style-name="gr3" draw:text-style-name="P5" draw:layer="layout" svg:width="0.503cm" svg:height="0.254cm" svg:x="21.446cm" svg:y="18.744cm" svg:viewBox="0 0 504 255" svg:d="M504 56v-56h-504v56zM504 255v-53h-504v53z">
            <text:p/>
          </draw:path>
          <draw:path draw:style-name="gr3" draw:text-style-name="P5" draw:layer="layout" svg:width="0.377cm" svg:height="0.609cm" svg:x="22.322cm" svg:y="18.523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111cm" svg:height="0.111cm" svg:x="22.824cm" svg:y="19.024cm" svg:viewBox="0 0 112 112" svg:d="M112 56c0-31-28-56-56-56-31 0-56 25-56 56 0 39 34 56 56 56 20 0 56-17 56-56z">
            <text:p/>
          </draw:path>
          <draw:path draw:style-name="gr3" draw:text-style-name="P5" draw:layer="layout" svg:width="0.349cm" svg:height="0.612cm" svg:x="23.07cm" svg:y="18.523cm" svg:viewBox="0 0 350 613" svg:d="M263 414c0 96-50 163-109 163-39 0-50-23-67-42-11-17-28-34-51-34-16 0-36 17-36 37 0 42 84 75 140 75 123 0 210-92 210-215 0-96-67-182-176-182-42 0-79 11-98 16l19-165c37 6 70 9 118 9 28 0 61 0 103-6l14-67-5-3c-56 6-109 11-163 11-36 0-72-3-106-5l-34 282c51-19 90-22 126-22 65 0 115 42 115 148z">
            <text:p/>
          </draw:path>
          <draw:path draw:style-name="gr3" draw:text-style-name="P5" draw:layer="layout" svg:width="0.371cm" svg:height="0.612cm" svg:x="23.521cm" svg:y="18.523cm" svg:viewBox="0 0 372 613" svg:d="M283 314c-34 22-65 22-81 22-98 0-121-95-121-143 0-109 42-159 90-159 64 0 120 33 120 201 0 23-3 51-8 79zM274 350c-28 90-89 188-221 238 0 11 3 20 11 25 101-31 160-73 216-134 62-73 92-163 92-241 0-199-114-238-190-238-129 0-182 126-182 210s45 160 179 160c25 0 65-9 95-20z">
            <text:p/>
          </draw:path>
          <draw:path draw:style-name="gr3" draw:text-style-name="P5" draw:layer="layout" svg:width="0.355cm" svg:height="0.601cm" svg:x="23.98cm" svg:y="18.523cm" svg:viewBox="0 0 356 602" svg:d="M8 140c0 20 20 39 40 39 16 0 47-19 47-39 0-8-3-14-5-22 0-6-6-14-6-23 0-25 25-61 98-61 34 0 84 25 84 120 0 62-22 115-81 174l-73 70c-95 100-112 148-112 204 0 0 50 0 81 0h174c31 0 78 0 78 0 11-50 23-126 23-154-6-6-20-8-28-6-17 70-34 96-70 96h-177c0-48 70-115 73-121l101-95c56-53 98-98 98-174 0-106-87-148-165-148-110 0-180 81-180 140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draw:style-name="gr6" draw:text-style-name="P10" draw:layer="layout" svg:width="24.943cm" svg:height="16.535cm" svg:x="1.372cm" svg:y="0.66cm">
          <draw:image xlink:href="Pictures/2000000200000277000001A312386DDF.eps" xlink:type="simple" xlink:show="embed" xlink:actuate="onLoad">
            <text:p/>
          </draw:image>
        </draw:frame>
        <draw:g>
          <svg:title>TexMaths</svg:title>
          <svg:desc>28§display§\mathrm{stranded} = 0.0375 \pm 0.0769§svg§600§FALSE§</svg:desc>
          <draw:polygon draw:style-name="gr2" draw:text-style-name="P4" draw:layer="layout" svg:width="10.832cm" svg:height="0.699cm" svg:x="2.314cm" svg:y="18.451cm" svg:viewBox="0 0 10833 700" draw:points="5415,700 0,700 0,0 10833,0 10833,700">
            <text:p/>
          </draw:polygon>
          <draw:path draw:style-name="gr3" draw:text-style-name="P5" draw:layer="layout" svg:width="0.299cm" svg:height="0.442cm" svg:x="2.362cm" svg:y="18.706cm" svg:viewBox="0 0 300 443" svg:d="M0 297c3 47 6 95 6 137 11-3 22-3 25-3 8 0 14 0 19 0 28 9 54 12 93 12 53 0 157-26 157-124 0-67-51-106-118-131-59-23-98-37-98-93 0-39 36-61 70-61 22 0 78 5 92 89 6 9 26 6 31 0 3-36 6-73 6-103-31-6-79-20-129-20-73 0-140 48-140 109 0 73 34 104 109 135 81 33 101 56 101 98 0 47-48 70-84 70-39 0-62-14-70-25-22-23-34-65-39-90-6-6-25-6-31 0z">
            <text:p/>
          </draw:path>
          <draw:path draw:style-name="gr3" draw:text-style-name="P5" draw:layer="layout" svg:width="0.273cm" svg:height="0.582cm" svg:x="2.72cm" svg:y="18.566cm" svg:viewBox="0 0 274 583" svg:d="M17 151c-14 0-17 11-17 20v11c0 6 0 8 6 8h58v295c0 70 31 98 76 98s95-20 134-65c-2-8-8-17-19-17-25 20-56 28-81 28-26 0-31-30-31-89v-250h101c11 0 25-5 25-14v-19c0-3-3-6-9-6h-117v-39c0-64 3-104 3-104 0-5-3-8-9-8-3 0-11 3-22 8-11 6-20 12-34 14-11 3-19 9-19 14 0 12 2 6 2 115z">
            <text:p/>
          </draw:path>
          <draw:path draw:style-name="gr3" draw:text-style-name="P5" draw:layer="layout" svg:width="0.333cm" svg:height="0.436cm" svg:x="3.028cm" svg:y="18.703cm" svg:viewBox="0 0 334 437" svg:d="M155 84c-3-39-6-67-9-76-3-5-5-8-14-8-25 11-53 20-120 28-3 6 0 22 3 28 53 6 64 11 64 67v193c0 82-14 85-73 90-8 6-8 25 0 31 34 0 73 0 112 0s84 0 121 0c5-6 5-25 0-31-70-5-82-8-82-90v-137c0-25 12-47 23-67 11-14 33-48 45-48 11 0 19 3 28 12 5 11 16 25 33 25 25 0 48-25 48-51 0-19-20-47-59-47-48 0-87 45-112 81-6 11-8 3-8 0z">
            <text:p/>
          </draw:path>
          <draw:path draw:style-name="gr3" draw:text-style-name="P5" draw:layer="layout" svg:width="0.413cm" svg:height="0.442cm" svg:x="3.406cm" svg:y="18.706cm" svg:viewBox="0 0 414 443" svg:d="M255 204v129c0 14-9 20-14 26-28 22-59 44-87 44-50 0-73-39-73-70 0-45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3" draw:text-style-name="P5" draw:layer="layout" svg:width="0.499cm" svg:height="0.436cm" svg:x="3.84cm" svg:y="18.703cm" svg:viewBox="0 0 500 437" svg:d="M160 84c-5 6-11 8-11 0 0-28-3-67-8-76-3-5-3-8-12-8-28 11-53 20-120 28-3 6 0 22 0 28 53 6 64 11 64 67v193c0 82-8 85-67 90-8 6-8 25 0 31 28 0 67 0 107 0 39 0 70 0 100 0 6-6 6-25 0-31-50-5-61-8-61-90v-162c0-20 8-34 17-42 36-36 81-59 120-59 20 0 39 14 53 37 9 19 11 47 11 75v151c0 82-11 85-61 90-6 6-6 25 0 31 31 0 61 0 101 0 39 0 75 0 103 0 6-6 6-25 0-31-53-5-64-8-64-90v-148c0-53-6-101-28-132-17-22-48-33-81-33-48 0-104 14-163 81z">
            <text:p/>
          </draw:path>
          <draw:path draw:style-name="gr3" draw:text-style-name="P5" draw:layer="layout" svg:width="0.454cm" svg:height="0.698cm" svg:x="4.389cm" svg:y="18.451cm" svg:viewBox="0 0 455 699" svg:d="M302 566c0 17-2 25-16 39-37 31-68 45-93 45-53 0-109-56-109-179 0-73 14-112 31-132 28-48 70-51 89-51 37 0 62 14 82 37 14 17 16 22 16 53zM291 639c6-6 14-6 14 0 3 25 11 58 11 58 9 3 14 3 20 0 22-16 56-33 115-39 5-5 5-22 0-28-62-3-70-22-70-70v-448c0-62 3-101 3-101 0-8-3-11-14-11-23 11-98 22-138 25-2 9 0 25 6 31 53 3 64-3 64 81v126c0 6-2 9-8 9s-45-17-78-17c-65 0-110 22-149 59-42 42-67 101-67 173 0 121 62 210 168 210 39 0 76-19 123-58z">
            <text:p/>
          </draw:path>
          <draw:path draw:style-name="gr3" draw:text-style-name="P5" draw:layer="layout" svg:width="0.366cm" svg:height="0.442cm" svg:x="4.882cm" svg:y="18.709cm" svg:viewBox="0 0 367 443" svg:d="M87 154c17-112 87-120 112-120 36 0 81 19 81 103 0 9-6 14-14 14zM344 339c-36 39-64 53-123 53-33 0-75-19-106-70-20-34-31-78-31-134h260c14 0 20-6 20-17 0-81-28-171-165-171-87 0-199 81-199 232 0 56 14 110 48 146 33 39 78 65 151 65s126-37 168-87c-6-12-11-14-23-17z">
            <text:p/>
          </draw:path>
          <draw:path draw:style-name="gr3" draw:text-style-name="P5" draw:layer="layout" svg:width="0.454cm" svg:height="0.698cm" svg:x="5.33cm" svg:y="18.451cm" svg:viewBox="0 0 455 699" svg:d="M302 566c0 17-2 25-16 39-37 31-68 45-93 45-53 0-109-56-109-179 0-73 14-112 31-132 28-48 70-51 89-51 37 0 62 14 82 37 14 17 16 22 16 53zM291 639c6-6 14-6 14 0 3 25 11 58 11 58 9 3 14 3 20 0 22-16 56-33 115-39 5-5 5-22 0-28-62-3-70-22-70-70v-448c0-62 3-101 3-101 0-8-3-11-14-11-23 11-98 22-138 25-2 9 0 25 6 31 53 3 64-3 64 81v126c0 6-2 9-8 9s-45-17-78-17c-65 0-110 22-149 59-42 42-67 101-67 173 0 121 62 210 168 210 39 0 76-19 123-58z">
            <text:p/>
          </draw:path>
          <draw:path draw:style-name="gr3" draw:text-style-name="P5" draw:layer="layout" svg:width="0.503cm" svg:height="0.254cm" svg:x="6.133cm" svg:y="18.759cm" svg:viewBox="0 0 504 255" svg:d="M504 56v-56h-504v56zM504 255v-53h-504v53z">
            <text:p/>
          </draw:path>
          <draw:path draw:style-name="gr3" draw:text-style-name="P5" draw:layer="layout" svg:width="0.377cm" svg:height="0.61cm" svg:x="7.01cm" svg:y="18.538cm" svg:viewBox="0 0 378 611" svg:d="M190 34c17 0 34 5 45 16 31 26 56 101 56 233 0 92-3 154-17 204-19 82-70 90-86 90-93 0-101-168-101-255 0-244 59-288 103-288zM188 611c75 0 190-76 190-309 0-98-22-182-67-238-25-33-67-64-121-64-98 0-190 118-190 311 0 106 34 204 87 258 28 28 61 42 101 42z">
            <text:p/>
          </draw:path>
          <draw:path draw:style-name="gr3" draw:text-style-name="P5" draw:layer="layout" svg:width="0.111cm" svg:height="0.111cm" svg:x="7.511cm" svg:y="19.039cm" svg:viewBox="0 0 112 112" svg:d="M112 56c0-31-28-56-56-56-31 0-56 25-56 56 0 39 34 56 56 56 20 0 56-17 56-56z">
            <text:p/>
          </draw:path>
          <draw:path draw:style-name="gr3" draw:text-style-name="P5" draw:layer="layout" svg:width="0.377cm" svg:height="0.61cm" svg:x="7.743cm" svg:y="18.538cm" svg:viewBox="0 0 378 611" svg:d="M190 34c17 0 34 5 45 16 31 26 56 101 56 233 0 92-3 154-17 204-19 82-70 90-86 90-93 0-101-168-101-255 0-244 59-288 103-288zM188 611c75 0 190-76 190-309 0-98-22-182-67-238-25-33-67-64-121-64-98 0-190 118-190 311 0 106 34 204 87 258 28 28 61 42 101 42z">
            <text:p/>
          </draw:path>
          <draw:path draw:style-name="gr3" draw:text-style-name="P5" draw:layer="layout" svg:width="0.363cm" svg:height="0.61cm" svg:x="8.202cm" svg:y="18.538cm" svg:viewBox="0 0 364 611" svg:d="M168 34c45 0 84 25 84 89 0 51-59 126-157 140l6 31c17-3 33-3 47-3 56 0 129 17 129 126 0 132-87 160-123 160-50 0-59-22-70-42-11-14-22-25-42-25-22 0-42 19-42 36 0 39 84 65 143 65 117 0 221-76 221-205 0-109-81-146-140-157v-3c81-36 104-78 104-128 0-31-6-54-31-79-23-22-56-39-107-39-145 0-187 95-187 126 0 14 11 34 33 34 34 0 40-31 40-51 0-61 67-75 92-75z">
            <text:p/>
          </draw:path>
          <draw:path draw:style-name="gr3" draw:text-style-name="P5" draw:layer="layout" svg:width="0.369cm" svg:height="0.618cm" svg:x="8.667cm" svg:y="18.535cm" svg:viewBox="0 0 370 619" svg:d="M118 78h176c-76 191-154 384-221 533l8 8 67-6c56-165 110-330 222-599l-17-11c-17 5-39 11-76 11h-204c-34 0-31-11-51-14-2 0-2 0-2 3 0 47-12 106-20 157 11 2 20 5 31 2 22-78 56-84 87-84z">
            <text:p/>
          </draw:path>
          <draw:path draw:style-name="gr3" draw:text-style-name="P5" draw:layer="layout" svg:width="0.349cm" svg:height="0.612cm" svg:x="9.123cm" svg:y="18.538cm" svg:viewBox="0 0 350 613" svg:d="M263 415c0 95-50 162-109 162-39 0-50-22-67-42-11-17-28-34-51-34-16 0-36 17-36 37 0 42 84 75 140 75 123 0 210-92 210-215 0-96-67-182-176-182-42 0-79 11-98 16l19-165c37 6 70 9 118 9 28 0 61 0 103-6l14-67-5-3c-56 6-109 11-163 11-36 0-72-3-106-5l-34 282c51-19 90-22 126-22 65 0 115 42 115 149z">
            <text:p/>
          </draw:path>
          <draw:path draw:style-name="gr3" draw:text-style-name="P5" draw:layer="layout" svg:width="0.503cm" svg:height="0.506cm" svg:x="9.807cm" svg:y="18.633cm" svg:viewBox="0 0 504 507" svg:d="M504 246v-56h-224v-190h-56v190h-224v56h224v180h56v-180zM504 507v-50h-504v50z">
            <text:p/>
          </draw:path>
          <draw:path draw:style-name="gr3" draw:text-style-name="P5" draw:layer="layout" svg:width="0.377cm" svg:height="0.61cm" svg:x="10.627cm" svg:y="18.538cm" svg:viewBox="0 0 378 611" svg:d="M190 34c17 0 34 5 45 16 31 26 56 101 56 233 0 92-3 154-17 204-19 82-70 90-86 90-93 0-101-168-101-255 0-244 59-288 103-288zM188 611c75 0 190-76 190-309 0-98-22-182-67-238-25-33-67-64-121-64-98 0-190 118-190 311 0 106 34 204 87 258 28 28 61 42 101 42z">
            <text:p/>
          </draw:path>
          <draw:path draw:style-name="gr3" draw:text-style-name="P5" draw:layer="layout" svg:width="0.111cm" svg:height="0.111cm" svg:x="11.128cm" svg:y="19.039cm" svg:viewBox="0 0 112 112" svg:d="M112 56c0-31-28-56-56-56-31 0-56 25-56 56 0 39 34 56 56 56 20 0 56-17 56-56z">
            <text:p/>
          </draw:path>
          <draw:path draw:style-name="gr3" draw:text-style-name="P5" draw:layer="layout" svg:width="0.377cm" svg:height="0.61cm" svg:x="11.361cm" svg:y="18.538cm" svg:viewBox="0 0 378 611" svg:d="M190 34c17 0 34 5 45 16 31 26 56 101 56 233 0 92-3 154-17 204-19 82-70 90-86 90-93 0-101-168-101-255 0-244 59-288 103-288zM188 611c75 0 190-76 190-309 0-98-22-182-67-238-25-33-67-64-121-64-98 0-190 118-190 311 0 106 34 204 87 258 28 28 61 42 101 42z">
            <text:p/>
          </draw:path>
          <draw:path draw:style-name="gr3" draw:text-style-name="P5" draw:layer="layout" svg:width="0.369cm" svg:height="0.618cm" svg:x="11.828cm" svg:y="18.535cm" svg:viewBox="0 0 370 619" svg:d="M118 78h176c-76 191-154 384-221 533l8 8 67-6c56-165 110-330 222-599l-17-11c-17 5-39 11-76 11h-204c-34 0-31-11-51-14-2 0-2 0-2 3 0 47-12 106-20 157 11 2 20 5 31 2 22-78 56-84 87-84z">
            <text:p/>
          </draw:path>
          <draw:path draw:style-name="gr3" draw:text-style-name="P5" draw:layer="layout" svg:width="0.371cm" svg:height="0.612cm" svg:x="12.276cm" svg:y="18.538cm" svg:viewBox="0 0 372 613" svg:d="M90 300c33-23 64-23 81-23 98 0 120 96 120 143 0 109-42 157-89 157-65 0-121-31-121-202 0-22 3-47 9-75zM98 263c28-89 90-187 221-238 0-11-3-19-11-25-101 31-160 70-216 134-61 73-92 163-92 239 0 201 115 240 190 240 129 0 182-126 182-210s-44-159-179-159c-25 0-64 5-95 19z">
            <text:p/>
          </draw:path>
          <draw:path draw:style-name="gr3" draw:text-style-name="P5" draw:layer="layout" svg:width="0.371cm" svg:height="0.612cm" svg:x="12.738cm" svg:y="18.538cm" svg:viewBox="0 0 372 613" svg:d="M283 314c-34 22-65 22-81 22-98 0-121-95-121-143 0-109 42-159 90-159 64 0 120 33 120 201 0 23-3 51-8 79zM274 350c-28 90-89 188-221 238 0 11 3 20 11 25 101-30 160-72 216-134 62-73 92-163 92-241 0-199-114-238-190-238-129 0-182 126-182 210s45 160 179 160c25 0 65-9 95-20z">
            <text:p/>
          </draw:path>
        </draw:g>
        <draw:g>
          <svg:title>TexMaths</svg:title>
          <svg:desc>28§display§{\mathrm{avg\;stranded} \over \mathrm{avg\;copper}} = 0.00135§svg§600§FALSE§</svg:desc>
          <draw:polygon draw:style-name="gr2" draw:text-style-name="P4" draw:layer="layout" svg:width="9.491cm" svg:height="2.275cm" svg:x="15.805cm" svg:y="17.988cm" svg:viewBox="0 0 9492 2276" draw:points="4746,2276 0,2276 0,0 9492,0 9492,2276">
            <text:p/>
          </draw:polygon>
          <draw:path draw:style-name="gr3" draw:text-style-name="P5" draw:layer="layout" svg:width="0.413cm" svg:height="0.441cm" svg:x="15.841cm" svg:y="18.243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477cm" svg:height="0.436cm" svg:x="16.259cm" svg:y="18.251cm" svg:viewBox="0 0 478 437" svg:d="M314 34c53 2 59 14 40 64l-82 193c-14 39-19 39-36-3l-70-190c-17-48-22-59 31-64 5-6 5-28 0-34-34 0-67 3-101 3-31 0-62-3-90-3-8 6-8 28 0 34 51 5 59 19 79 70l126 313c5 14 11 20 25 20 8 0 17-6 22-23l132-308c20-44 31-70 84-72 6-6 6-28 0-34-20 0-42 3-67 3-34 0-68-3-93-3-5 6-5 28 0 34z">
            <text:p/>
          </draw:path>
          <draw:path draw:style-name="gr3" draw:text-style-name="P5" draw:layer="layout" svg:width="0.441cm" svg:height="0.688cm" svg:x="16.771cm" svg:y="18.22cm" svg:viewBox="0 0 442 689" svg:d="M283 179c0 93-45 112-81 112-84 0-93-70-93-134 0-67 25-104 79-104 61 0 95 45 95 126zM98 465c11 3 28 5 39 5 31 0 59-2 73-2 50 0 90 0 120 16 37 20 51 34 51 59 0 73-107 109-193 109-37 0-121-28-121-95 0-33 3-59 31-92zM406 73c20 0 36-17 36-37 0-19-16-36-44-36-26 0-73 17-98 50-12-8-45-28-104-28-87 0-168 59-168 152 0 53 22 81 50 109-28 22-42 64-42 98 0 36 20 64 45 75-53 34-81 79-81 121 0 86 81 112 157 112 134 0 277-65 277-171 0-31-14-56-42-78-39-31-109-34-146-34-16 0-42 3-67 6-14 0-22 2-28 2-28 0-64-14-64-56 0-19 5-42 19-58 23 14 51 22 90 22 87 0 165-56 165-151 0-48-14-73-42-104 9-8 28-22 39-22 9 0 14 3 20 11s17 17 28 17z">
            <text:p/>
          </draw:path>
          <draw:path draw:style-name="gr3" draw:text-style-name="P5" draw:layer="layout" svg:width="0.299cm" svg:height="0.441cm" svg:x="17.552cm" svg:y="18.243cm" svg:viewBox="0 0 300 442" svg:d="M0 297c3 47 6 95 6 137 11-3 22-3 25-3 8 0 14 0 19 0 28 9 54 11 93 11 53 0 157-25 157-123 0-67-51-106-118-131-59-23-98-37-98-93 0-39 36-61 70-61 22 0 78 5 92 89 6 9 26 6 31 0 3-36 6-73 6-103-31-6-79-20-129-20-73 0-140 48-140 109 0 73 34 104 109 135 81 33 101 56 101 98 0 47-48 70-84 70-39 0-62-14-70-26-22-22-34-64-39-89-6-6-25-6-31 0z">
            <text:p/>
          </draw:path>
          <draw:path draw:style-name="gr3" draw:text-style-name="P5" draw:layer="layout" svg:width="0.273cm" svg:height="0.581cm" svg:x="17.911cm" svg:y="18.103cm" svg:viewBox="0 0 274 582" svg:d="M17 151c-14 0-17 11-17 20v11c0 6 0 8 6 8h58v294c0 70 31 98 76 98s95-19 134-64c-2-8-8-17-19-17-25 20-56 28-81 28-26 0-31-31-31-89v-250h101c11 0 25-5 25-14v-19c0-3-3-6-9-6h-117v-39c0-64 3-104 3-104 0-5-3-8-9-8-3 0-11 3-22 8-11 6-20 12-34 14-11 3-19 9-19 14 0 12 2 6 2 115z">
            <text:p/>
          </draw:path>
          <draw:path draw:style-name="gr3" draw:text-style-name="P5" draw:layer="layout" svg:width="0.333cm" svg:height="0.436cm" svg:x="18.216cm" svg:y="18.24cm" svg:viewBox="0 0 334 437" svg:d="M155 84c-3-39-6-67-9-76-2-5-5-8-14-8-25 11-53 20-120 28-3 6 0 22 3 28 53 6 64 11 64 67v193c0 82-14 84-73 90-8 6-8 25 0 31 34 0 73 0 112 0 40 0 84 0 121 0 5-6 5-25 0-31-70-6-81-8-81-90v-137c0-25 11-47 22-67 11-14 34-48 45-48s19 3 28 12c5 11 17 25 33 25 26 0 48-25 48-51 0-19-20-47-59-47-48 0-87 45-112 81-6 11-8 3-8 0z">
            <text:p/>
          </draw:path>
          <draw:path draw:style-name="gr3" draw:text-style-name="P5" draw:layer="layout" svg:width="0.413cm" svg:height="0.441cm" svg:x="18.597cm" svg:y="18.243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5cm" svg:height="0.436cm" svg:x="19.031cm" svg:y="18.24cm" svg:viewBox="0 0 501 437" svg:d="M160 84c-5 6-11 8-11 0 0-28-3-67-8-76-3-5-3-8-11-8-28 11-54 20-121 28-3 6 0 22 0 28 53 6 65 11 65 67v193c0 82-9 84-68 90-8 6-8 25 0 31 28 0 68 0 107 0s70 0 101 0c5-6 5-25 0-31-51-6-62-8-62-90v-162c0-20 8-34 17-42 36-36 81-59 120-59 20 0 39 14 53 37 9 19 12 47 12 75v151c0 82-12 84-62 90-6 6-6 25 0 31 31 0 62 0 101 0s75 0 103 0c6-6 6-25 0-31-53-6-64-8-64-90v-148c0-53-6-101-28-132-17-22-48-33-81-33-48 0-104 14-163 81z">
            <text:p/>
          </draw:path>
          <draw:path draw:style-name="gr3" draw:text-style-name="P5" draw:layer="layout" svg:width="0.454cm" svg:height="0.698cm" svg:x="19.579cm" svg:y="17.988cm" svg:viewBox="0 0 455 699" svg:d="M302 566c0 16-2 25-16 39-37 30-68 44-93 44-53 0-109-56-109-179 0-72 14-112 31-131 28-48 70-51 89-51 37 0 62 14 82 37 14 17 16 22 16 53zM291 638c6-5 14-5 14 0 3 25 11 59 11 59 9 3 14 3 20 0 22-17 56-34 115-39 5-6 5-23 0-28-62-3-70-23-70-70v-448c0-62 3-101 3-101 0-8-3-11-14-11-23 11-98 22-138 25-2 9 0 25 6 31 53 3 64-3 64 81v126c0 6-2 9-8 9s-45-17-78-17c-65 0-110 22-149 59-42 42-67 100-67 173 0 120 62 210 168 210 39 0 76-20 123-59z">
            <text:p/>
          </draw:path>
          <draw:path draw:style-name="gr3" draw:text-style-name="P5" draw:layer="layout" svg:width="0.366cm" svg:height="0.441cm" svg:x="20.072cm" svg:y="18.246cm" svg:viewBox="0 0 367 442" svg:d="M87 154c17-112 87-120 112-120 36 0 81 19 81 103 0 9-6 14-14 14zM344 339c-36 39-64 53-123 53-33 0-75-20-106-70-20-34-31-78-31-134h260c14 0 20-6 20-17 0-81-28-171-165-171-87 0-199 81-199 232 0 56 14 110 48 146 33 39 78 64 151 64s126-36 168-86c-6-12-11-14-23-17z">
            <text:p/>
          </draw:path>
          <draw:path draw:style-name="gr3" draw:text-style-name="P5" draw:layer="layout" svg:width="0.454cm" svg:height="0.698cm" svg:x="20.52cm" svg:y="17.988cm" svg:viewBox="0 0 455 699" svg:d="M302 566c0 16-2 25-16 39-37 30-68 44-93 44-53 0-109-56-109-179 0-72 14-112 31-131 28-48 70-51 89-51 37 0 62 14 82 37 14 17 16 22 16 53zM291 638c6-5 14-5 14 0 3 25 11 59 11 59 9 3 14 3 20 0 22-17 56-34 115-39 5-6 5-23 0-28-62-3-70-23-70-70v-448c0-62 3-101 3-101 0-8-3-11-14-11-23 11-98 22-138 25-2 9 0 25 6 31 53 3 64-3 64 81v126c0 6-2 9-8 9s-45-17-78-17c-65 0-110 22-149 59-42 42-67 100-67 173 0 120 62 210 168 210 39 0 76-20 123-59z">
            <text:p/>
          </draw:path>
          <draw:polygon draw:style-name="gr3" draw:text-style-name="P5" draw:layer="layout" svg:width="5.193cm" svg:height="0.058cm" svg:x="15.805cm" svg:y="19.071cm" svg:viewBox="0 0 5194 59" draw:points="2596,59 0,59 0,0 5194,0 5194,59">
            <text:p/>
          </draw:polygon>
          <draw:path draw:style-name="gr3" draw:text-style-name="P5" draw:layer="layout" svg:width="0.413cm" svg:height="0.441cm" svg:x="16.208cm" svg:y="19.598cm" svg:viewBox="0 0 414 442" svg:d="M255 204v129c0 14-9 20-14 25-28 23-59 45-87 45-50 0-73-39-73-70 0-45 23-89 95-109zM255 386c5 31 17 56 64 56 39 0 73-16 95-36-2-11-5-20-16-25-9 5-26 14-37 14-31 0-31-37-31-84v-143c0-140-75-168-148-168-81 0-162 53-162 109 0 25 11 37 33 37 28 0 48-23 48-34 0-8-3-14-3-20-3-2-3-8-3-19 0-28 42-39 79-39 33 0 81 16 81 126 0 8-3 11-9 14l-84 19c-95 25-162 76-162 143 0 81 56 106 123 106 37 0 65-8 109-42l20-14z">
            <text:p/>
          </draw:path>
          <draw:path draw:style-name="gr3" draw:text-style-name="P5" draw:layer="layout" svg:width="0.477cm" svg:height="0.436cm" svg:x="16.628cm" svg:y="19.606cm" svg:viewBox="0 0 478 437" svg:d="M314 34c54 2 59 14 40 64l-82 193c-14 39-19 39-36-3l-70-190c-17-48-23-59 31-64 5-6 5-28 0-34-34 0-67 3-101 3-31 0-62-3-90-3-8 6-8 28 0 34 51 5 59 19 79 70l126 313c5 14 11 20 25 20 8 0 17-6 22-23l132-308c20-44 31-70 84-72 6-6 6-28 0-34-20 0-42 3-67 3-34 0-67-3-93-3-5 6-5 28 0 34z">
            <text:p/>
          </draw:path>
          <draw:path draw:style-name="gr3" draw:text-style-name="P5" draw:layer="layout" svg:width="0.441cm" svg:height="0.688cm" svg:x="17.141cm" svg:y="19.575cm" svg:viewBox="0 0 442 689" svg:d="M283 179c0 93-45 112-81 112-84 0-93-70-93-134 0-67 25-104 79-104 61 0 95 45 95 126zM98 465c11 3 28 5 39 5 31 0 59-2 73-2 50 0 90 0 120 16 37 20 51 34 51 59 0 73-107 109-193 109-37 0-121-28-121-95 0-33 3-59 31-92zM406 73c20 0 36-17 36-37 0-19-16-36-44-36-26 0-73 17-98 50-12-8-45-28-104-28-87 0-168 59-168 152 0 53 22 81 50 109-28 22-42 64-42 98 0 36 20 64 45 75-53 34-81 79-81 121 0 86 81 112 157 112 134 0 277-65 277-171 0-31-14-56-42-78-39-31-109-34-146-34-16 0-42 3-67 6-14 0-22 2-28 2-28 0-64-14-64-56 0-19 5-42 19-58 23 14 51 22 90 22 87 0 165-56 165-151 0-48-14-73-42-104 9-8 28-22 39-22 9 0 14 3 20 11s17 17 28 17z">
            <text:p/>
          </draw:path>
          <draw:path draw:style-name="gr3" draw:text-style-name="P5" draw:layer="layout" svg:width="0.355cm" svg:height="0.441cm" svg:x="17.908cm" svg:y="19.598cm" svg:viewBox="0 0 356 442" svg:d="M356 344c-3-11-12-14-20-14-34 42-76 65-118 65-72 0-134-73-134-188 0-109 48-173 115-173 56 0 64 33 70 67 3 28 17 36 36 36 20 0 48-14 48-45 0-53-56-92-151-92-98 0-202 87-202 227 0 129 70 215 196 215 59 0 112-16 160-98z">
            <text:p/>
          </draw:path>
          <draw:path draw:style-name="gr3" draw:text-style-name="P5" draw:layer="layout" svg:width="0.416cm" svg:height="0.441cm" svg:x="18.331cm" svg:y="19.598cm" svg:viewBox="0 0 417 442" svg:d="M0 230c0 100 67 212 207 212 65 0 112-22 146-56 45-42 64-103 64-165 0-101-56-221-207-221-67 0-120 28-157 70-33 42-53 98-53 160zM193 34c87 0 137 78 137 221 0 123-61 154-109 154-103 0-137-126-137-202 0-84 22-173 109-173z">
            <text:p/>
          </draw:path>
          <draw:path draw:style-name="gr3" draw:text-style-name="P5" draw:layer="layout" svg:width="0.47cm" svg:height="0.665cm" svg:x="18.79cm" svg:y="19.595cm" svg:viewBox="0 0 471 666" svg:d="M169 109c28-31 73-61 101-61 64 0 117 72 117 182 0 81-28 182-140 182-17 0-50-6-70-20-20-20-22-25-22-62v-176c0-22 3-31 14-45zM152 73c-3-31-3-56-8-65-3-5-6-8-12-8-28 11-53 20-123 28 0 6 0 22 3 28 53 6 64 11 64 67v420c0 81-11 87-70 90-8 5-8 28 0 33 34-3 70-3 110-3 39 0 86 0 120 3 6-5 6-28 0-33-70-3-81-9-81-90v-106c0-11 3-11 14-6 25 9 53 14 84 14 56 0 106-17 145-56 48-45 73-106 73-185 0-103-73-201-173-201-45 0-96 31-135 73-8 8-11 8-11-3z">
            <text:p/>
          </draw:path>
          <draw:path draw:style-name="gr3" draw:text-style-name="P5" draw:layer="layout" svg:width="0.47cm" svg:height="0.665cm" svg:x="19.297cm" svg:y="19.595cm" svg:viewBox="0 0 471 666" svg:d="M169 109c28-31 73-61 101-61 64 0 117 72 117 182 0 81-28 182-140 182-17 0-50-6-70-20-19-20-22-25-22-62v-176c0-22 3-31 14-45zM152 73c-3-31-3-56-8-65-3-5-6-8-12-8-28 11-53 20-123 28 0 6 0 22 3 28 53 6 64 11 64 67v420c0 81-11 87-70 90-8 5-8 28 0 33 34-3 70-3 110-3 39 0 86 0 120 3 6-5 6-28 0-33-70-3-81-9-81-90v-106c0-11 3-11 14-6 25 9 53 14 84 14 56 0 106-17 145-56 48-45 73-106 73-185 0-103-73-201-173-201-45 0-96 31-135 73-8 8-11 8-11-3z">
            <text:p/>
          </draw:path>
          <draw:path draw:style-name="gr3" draw:text-style-name="P5" draw:layer="layout" svg:width="0.366cm" svg:height="0.441cm" svg:x="19.845cm" svg:y="19.601cm" svg:viewBox="0 0 367 442" svg:d="M87 154c17-112 87-120 112-120 36 0 81 19 81 103 0 9-6 14-14 14zM344 339c-36 39-64 53-123 53-33 0-75-20-106-70-20-34-31-78-31-134h260c14 0 20-6 20-17 0-81-28-171-165-171-87 0-199 81-199 232 0 56 14 110 48 146 33 39 78 64 151 64s126-36 168-86c-6-12-11-14-23-17z">
            <text:p/>
          </draw:path>
          <draw:path draw:style-name="gr3" draw:text-style-name="P5" draw:layer="layout" svg:width="0.333cm" svg:height="0.436cm" svg:x="20.268cm" svg:y="19.595cm" svg:viewBox="0 0 334 437" svg:d="M155 84c-3-39-6-67-9-76-2-5-5-8-14-8-25 11-53 20-120 28-3 6 0 22 3 28 53 6 64 11 64 67v193c0 82-14 84-73 90-8 6-8 25 0 31 34 0 73 0 112 0 40 0 84 0 121 0 5-6 5-25 0-31-70-6-81-8-81-90v-137c0-25 11-47 22-67 11-14 33-48 45-48 11 0 19 3 28 12 5 11 17 25 33 25 26 0 48-25 48-51 0-19-20-47-59-47-48 0-87 45-112 81-6 11-8 3-8 0z">
            <text:p/>
          </draw:path>
          <draw:path draw:style-name="gr3" draw:text-style-name="P5" draw:layer="layout" svg:width="0.503cm" svg:height="0.254cm" svg:x="21.447cm" svg:y="18.976cm" svg:viewBox="0 0 504 255" svg:d="M504 56v-56h-504v56zM504 255v-53h-504v53z">
            <text:p/>
          </draw:path>
          <draw:path draw:style-name="gr3" draw:text-style-name="P5" draw:layer="layout" svg:width="0.377cm" svg:height="0.609cm" svg:x="22.323cm" svg:y="18.755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111cm" svg:height="0.111cm" svg:x="22.825cm" svg:y="19.256cm" svg:viewBox="0 0 112 112" svg:d="M112 56c0-31-28-56-56-56-31 0-56 25-56 56 0 39 34 56 56 56 20 0 56-17 56-56z">
            <text:p/>
          </draw:path>
          <draw:path draw:style-name="gr3" draw:text-style-name="P5" draw:layer="layout" svg:width="0.377cm" svg:height="0.609cm" svg:x="23.057cm" svg:y="18.755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377cm" svg:height="0.609cm" svg:x="23.511cm" svg:y="18.755cm" svg:viewBox="0 0 378 610" svg:d="M190 34c17 0 34 5 45 16 31 26 56 101 56 233 0 92-3 154-17 204-19 81-70 90-86 90-93 0-101-168-101-255 0-244 59-288 103-288zM188 610c75 0 190-75 190-308 0-98-22-182-67-238-25-33-67-64-121-64-98 0-190 118-190 311 0 106 34 204 87 257 28 28 61 42 101 42z">
            <text:p/>
          </draw:path>
          <draw:path draw:style-name="gr3" draw:text-style-name="P5" draw:layer="layout" svg:width="0.286cm" svg:height="0.601cm" svg:x="24.017cm" svg:y="18.758cm" svg:viewBox="0 0 287 602" svg:d="M196 479v-342c0-59 3-120 3-131 0-6 0-6-6-6-53 34-106 59-193 98 3 11 6 22 14 28 48-20 67-25 87-25 17 0 19 22 19 56v322c0 81-25 87-95 89-5 6-5 25 0 34 48-3 84-3 137-3 48 0 70 0 121 3 5-9 5-28 0-34-70-2-87-8-87-89z">
            <text:p/>
          </draw:path>
          <draw:path draw:style-name="gr3" draw:text-style-name="P5" draw:layer="layout" svg:width="0.363cm" svg:height="0.609cm" svg:x="24.429cm" svg:y="18.755cm" svg:viewBox="0 0 364 610" svg:d="M168 34c45 0 84 25 84 89 0 51-59 126-157 140l6 31c17-3 33-3 47-3 56 0 129 17 129 126 0 132-87 160-123 160-50 0-59-23-70-42-11-14-22-25-42-25-22 0-42 19-42 36 0 39 84 64 143 64 117 0 221-75 221-204 0-109-81-146-140-157v-3c81-36 104-78 104-128 0-31-6-54-31-79-23-22-56-39-107-39-145 0-187 95-187 126 0 14 11 34 33 34 34 0 40-31 40-51 0-61 67-75 92-75z">
            <text:p/>
          </draw:path>
          <draw:path draw:style-name="gr3" draw:text-style-name="P5" draw:layer="layout" svg:width="0.349cm" svg:height="0.612cm" svg:x="24.894cm" svg:y="18.755cm" svg:viewBox="0 0 350 613" svg:d="M263 414c0 96-50 163-109 163-39 0-50-23-67-42-11-17-28-34-51-34-16 0-36 17-36 37 0 41 84 75 140 75 123 0 210-92 210-215 0-96-67-182-176-182-42 0-79 11-98 16l19-165c37 6 70 9 118 9 28 0 61 0 103-6l14-67-5-3c-56 6-109 11-163 11-36 0-72-3-106-5l-34 282c51-19 90-22 126-22 65 0 115 42 115 148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Stranded Copper Analysis</text:p>
          </draw:text-box>
        </draw:frame>
        <draw:g>
          <svg:title>TexMaths</svg:title>
          <svg:desc>28§display§\beta = \sqrt{1 + \alpha}§svg§600§FALSE§</svg:desc>
          <draw:polygon draw:style-name="gr2" draw:text-style-name="P4" draw:layer="layout" svg:width="4.518cm" svg:height="1.13cm" svg:x="7.115cm" svg:y="5.634cm" svg:viewBox="0 0 4519 1131" draw:points="2260,1131 0,1131 0,0 4519,0 4519,1131">
            <text:p/>
          </draw:polygon>
          <draw:path draw:style-name="gr3" draw:text-style-name="P5" draw:layer="layout" svg:width="0.523cm" svg:height="0.917cm" svg:x="7.112cm" svg:y="5.85cm" svg:viewBox="0 0 524 918" svg:d="M356 277c-23-8-37-11-51-11-19 0-33 14-33 34 0 14 14 22 28 22 16 0 28-6 47-14 45 8 62 59 62 112 0 129-90 249-160 249-53 0-81-28-92-56l92-409c37-154 101-173 137-173 45 0 68 36 68 81 0 73-59 157-98 165zM143 666c22 23 56 31 106 31 123 0 233-140 233-269 0-95-68-126-98-137 89-45 140-112 140-187 0-68-56-104-121-104-131 0-196 98-235 263l-98 431c-28 121-50 171-70 205l6 19 78-30c17-40 28-87 42-143z">
            <text:p/>
          </draw:path>
          <draw:path draw:style-name="gr3" draw:text-style-name="P5" draw:layer="layout" svg:width="0.503cm" svg:height="0.254cm" svg:x="7.994cm" svg:y="6.155cm" svg:viewBox="0 0 504 255" svg:d="M504 56v-56h-504v56zM504 255v-53h-504v53z">
            <text:p/>
          </draw:path>
          <draw:polygon draw:style-name="gr3" draw:text-style-name="P5" draw:layer="layout" svg:width="0.663cm" svg:height="0.982cm" svg:x="8.89cm" svg:y="5.634cm" svg:viewBox="0 0 664 983" draw:points="664,0 605,0 381,770 190,361 0,459 11,482 118,442 375,983">
            <text:p/>
          </draw:polygon>
          <draw:polygon draw:style-name="gr3" draw:text-style-name="P5" draw:layer="layout" svg:width="2.11cm" svg:height="0.058cm" svg:x="9.523cm" svg:y="5.634cm" svg:viewBox="0 0 2111 59" draw:points="1056,59 0,59 0,0 2111,0 2111,59">
            <text:p/>
          </draw:polygon>
          <draw:path draw:style-name="gr3" draw:text-style-name="P5" draw:layer="layout" svg:width="0.286cm" svg:height="0.601cm" svg:x="9.61cm" svg:y="5.936cm" svg:viewBox="0 0 287 602" svg:d="M196 479v-342c0-59 3-120 3-131 0-6 0-6-6-6-53 34-106 59-193 98 3 11 6 22 14 28 48-20 67-25 87-25 17 0 19 22 19 56v322c0 81-25 87-95 89-5 6-5 26 0 34 48-3 84-3 137-3 48 0 70 0 121 3 5-8 5-28 0-34-70-2-87-8-87-89z">
            <text:p/>
          </draw:path>
          <draw:polygon draw:style-name="gr3" draw:text-style-name="P5" draw:layer="layout" svg:width="0.503cm" svg:height="0.5cm" svg:x="10.259cm" svg:y="6.034cm" svg:viewBox="0 0 504 501" draw:points="504,277 504,221 280,221 280,0 224,0 224,221 0,221 0,277 224,277 224,501 280,501 280,277">
            <text:p/>
          </draw:polygon>
          <draw:path draw:style-name="gr3" draw:text-style-name="P5" draw:layer="layout" svg:width="0.514cm" svg:height="0.447cm" svg:x="11.08cm" svg:y="6.099cm" svg:viewBox="0 0 515 448" svg:d="M350 249l165-241c-11 0-28 6-42 6s-31-6-45-6l-78 140v-11c0-87-22-137-90-137-84 0-207 62-249 244-8 28-11 53-11 78 0 78 36 126 126 126 64 0 115-39 182-137v36 9c0 61 17 92 50 92 40 0 68-25 104-87l-22-11c-23 31-37 36-59 36-20 0-34-25-34-75v-3zM246 34c54 0 65 61 65 145 0 6 0 11 0 20v19l-25 42c-54 93-107 154-146 154-48 0-64-36-64-95 0-134 78-285 170-285z">
            <text:p/>
          </draw:path>
        </draw:g>
        <draw:g>
          <svg:title>TexMaths</svg:title>
          <svg:desc>28§display§\phi = -\arctan(-\alpha)§svg§600§FALSE§</svg:desc>
          <draw:polygon draw:style-name="gr2" draw:text-style-name="P4" draw:layer="layout" svg:width="6.957cm" svg:height="0.923cm" svg:x="14.401cm" svg:y="5.695cm" svg:viewBox="0 0 6958 924" draw:points="3480,924 0,924 0,0 6958,0 6958,924">
            <text:p/>
          </draw:polygon>
          <draw:path draw:style-name="gr3" draw:text-style-name="P5" draw:layer="layout" svg:width="0.483cm" svg:height="0.918cm" svg:x="14.474cm" svg:y="5.7cm" svg:viewBox="0 0 484 919" svg:d="M165 888c23-56 37-120 48-190 171-17 271-163 271-292 0-95-64-148-170-154 11-39 22-73 30-98l54-154-48 11-28-3c-14 79-31 163-48 244-201 11-274 188-274 289 0 95 64 151 168 157-25 78-53 162-78 201l8 20zM218 669c9-53 20-109 31-159 17-70 37-154 59-230 78 11 106 67 106 135 0 22-2 44-8 70-20 78-62 173-188 184zM269 280c-20 87-37 168-51 233 0 0-19 72-42 156-78-11-106-70-106-134 0-81 50-246 199-255z">
            <text:p/>
          </draw:path>
          <draw:path draw:style-name="gr3" draw:text-style-name="P5" draw:layer="layout" svg:width="0.503cm" svg:height="0.254cm" svg:x="15.322cm" svg:y="6.008cm" svg:viewBox="0 0 504 255" svg:d="M504 56v-56h-504v56zM504 255v-53h-504v53z">
            <text:p/>
          </draw:path>
          <draw:polygon draw:style-name="gr3" draw:text-style-name="P5" draw:layer="layout" svg:width="0.503cm" svg:height="0.058cm" svg:x="16.218cm" svg:y="6.106cm" svg:viewBox="0 0 504 59" draw:points="504,59 504,0 0,0 0,59">
            <text:p/>
          </draw:polygon>
          <draw:path draw:style-name="gr3" draw:text-style-name="P5" draw:layer="layout" svg:width="0.413cm" svg:height="0.442cm" svg:x="16.983cm" svg:y="5.955cm" svg:viewBox="0 0 414 443" svg:d="M255 204v129c0 14-9 20-14 26-25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3" draw:text-style-name="P5" draw:layer="layout" svg:width="0.333cm" svg:height="0.436cm" svg:x="17.417cm" svg:y="5.952cm" svg:viewBox="0 0 334 437" svg:d="M155 84c-3-39-6-67-9-76-3-5-5-8-14-8-25 11-53 20-120 28-3 6 0 22 3 28 53 6 64 11 64 67v194c0 81-14 84-73 89-8 6-8 25 0 31 34 0 73 0 112 0s84 0 121 0c5-6 5-25 0-31-70-5-81-8-81-89v-138c0-25 11-47 22-67 11-14 34-48 45-48s19 3 28 12c5 11 17 25 33 25 26 0 48-25 48-51 0-19-20-47-59-47-48 0-87 45-112 81-5 11-8 3-8 0z">
            <text:p/>
          </draw:path>
          <draw:path draw:style-name="gr3" draw:text-style-name="P5" draw:layer="layout" svg:width="0.355cm" svg:height="0.442cm" svg:x="17.786cm" svg:y="5.955cm" svg:viewBox="0 0 356 443" svg:d="M356 345c-3-12-12-14-20-14-34 42-76 64-118 64-72 0-134-73-134-188 0-109 48-173 115-173 56 0 64 33 70 67 3 28 17 36 36 36 20 0 48-14 48-45 0-53-56-92-151-92-98 0-202 87-202 227 0 129 70 216 196 216 59 0 112-17 160-98z">
            <text:p/>
          </draw:path>
          <draw:path draw:style-name="gr3" draw:text-style-name="P5" draw:layer="layout" svg:width="0.273cm" svg:height="0.582cm" svg:x="18.195cm" svg:y="5.815cm" svg:viewBox="0 0 274 583" svg:d="M17 151c-14 0-17 11-17 20v11c0 6 0 8 6 8h58v295c0 70 31 98 76 98s95-20 134-65c-2-8-8-17-19-17-25 20-56 28-81 28-26 0-31-30-31-89v-250h101c11 0 25-5 25-14v-19c0-3-3-6-9-6h-117v-39c0-64 3-104 3-104 0-5-3-8-9-8-3 0-11 3-22 8-11 6-20 12-34 14-11 3-19 9-19 14 0 12 2 6 2 115z">
            <text:p/>
          </draw:path>
          <draw:path draw:style-name="gr3" draw:text-style-name="P5" draw:layer="layout" svg:width="0.413cm" svg:height="0.442cm" svg:x="18.517cm" svg:y="5.955cm" svg:viewBox="0 0 414 443" svg:d="M255 204v129c0 14-9 20-14 26-28 22-59 44-87 44-50 0-73-39-73-70 0-44 23-89 95-109zM255 387c5 30 17 56 64 56 39 0 73-17 95-37-2-11-5-19-16-25-9 6-26 14-37 14-31 0-31-36-31-84v-143c0-140-75-168-148-168-81 0-162 53-162 109 0 25 11 37 33 37 28 0 48-23 48-34 0-8-3-14-3-20-3-2-3-8-3-19 0-28 42-39 79-39 33 0 81 16 81 126 0 8-3 11-9 14l-84 19c-95 25-162 76-162 143 0 81 56 107 123 107 37 0 65-9 109-42l20-14z">
            <text:p/>
          </draw:path>
          <draw:path draw:style-name="gr3" draw:text-style-name="P5" draw:layer="layout" svg:width="0.499cm" svg:height="0.436cm" svg:x="18.951cm" svg:y="5.952cm" svg:viewBox="0 0 500 437" svg:d="M160 84c-5 6-11 8-11 0 0-28-3-67-8-76-3-5-3-8-11-8-28 11-54 20-121 28-3 6 0 22 0 28 53 6 65 11 65 67v194c0 81-9 84-68 89-8 6-8 25 0 31 28 0 67 0 107 0 39 0 70 0 101 0 5-6 5-25 0-31-51-5-62-8-62-89v-163c0-20 8-34 17-42 36-36 81-59 120-59 20 0 39 14 53 37 9 19 12 47 12 75v152c0 81-12 84-62 89-6 6-6 25 0 31 31 0 61 0 101 0 39 0 75 0 103 0 6-6 6-25 0-31-53-5-64-8-64-89v-149c0-53-6-101-28-132-17-22-48-33-81-33-48 0-104 14-163 81z">
            <text:p/>
          </draw:path>
          <draw:path draw:style-name="gr3" draw:text-style-name="P5" draw:layer="layout" svg:width="0.231cm" svg:height="0.895cm" svg:x="19.556cm" svg:y="5.689cm" svg:viewBox="0 0 232 896" svg:d="M0 448c0 45 3 272 210 448 11-2 20-8 22-16-33-37-151-174-151-432 0-260 118-395 151-431-2-9-11-17-22-17-118 101-210 263-210 448z">
            <text:p/>
          </draw:path>
          <draw:polygon draw:style-name="gr3" draw:text-style-name="P5" draw:layer="layout" svg:width="0.503cm" svg:height="0.058cm" svg:x="19.895cm" svg:y="6.106cm" svg:viewBox="0 0 504 59" draw:points="504,59 504,0 0,0 0,59">
            <text:p/>
          </draw:polygon>
          <draw:path draw:style-name="gr3" draw:text-style-name="P5" draw:layer="layout" svg:width="0.514cm" svg:height="0.447cm" svg:x="20.497cm" svg:y="5.952cm" svg:viewBox="0 0 515 448" svg:d="M350 249l165-241c-11 0-28 6-42 6s-31-6-45-6l-78 140v-11c0-87-22-137-90-137-84 0-207 62-249 244-8 28-11 53-11 78 0 79 36 126 126 126 64 0 115-39 182-137v36 9c0 61 17 92 50 92 40 0 68-25 104-87l-22-11c-23 31-37 37-59 37-20 0-34-26-34-76v-3zM246 34c54 0 65 61 65 145 0 6 0 11 0 20v19l-25 43c-54 92-107 154-146 154-48 0-64-37-64-96 0-134 78-285 170-285z">
            <text:p/>
          </draw:path>
          <draw:path draw:style-name="gr3" draw:text-style-name="P5" draw:layer="layout" svg:width="0.231cm" svg:height="0.895cm" svg:x="21.087cm" svg:y="5.689cm" svg:viewBox="0 0 232 896" svg:d="M232 448c0-45-5-272-212-448-9 3-17 8-20 17 34 36 148 173 148 431 0 261-117 395-148 432 3 8 11 16 20 16 120-100 212-266 212-448z">
            <text:p/>
          </draw:path>
        </draw:g>
        <draw:frame draw:style-name="gr4" draw:text-style-name="P7" draw:layer="layout" svg:width="2.44cm" svg:height="1.47cm" svg:x="8.332cm" svg:y="7.012cm">
          <draw:text-box>
            <text:p text:style-name="P6"><text:span text:style-name="T2">gain</text:span></text:p>
          </draw:text-box>
        </draw:frame>
        <draw:frame draw:style-name="gr5" draw:text-style-name="P9" draw:layer="layout" svg:width="4.772cm" svg:height="1.27cm" svg:x="15.652cm" svg:y="6.958cm">
          <draw:text-box>
            <text:p text:style-name="P8"><text:span text:style-name="T3">phase shift</text:span></text:p>
          </draw:text-box>
        </draw:frame>
        <draw:g>
          <svg:title>TexMaths</svg:title>
          <svg:desc>28§display§\alpha \sim \omega§svg§600§FALSE§</svg:desc>
          <draw:polygon draw:style-name="gr2" draw:text-style-name="P4" draw:layer="layout" svg:width="2.387cm" svg:height="0.444cm" svg:x="12.341cm" svg:y="10.407cm" svg:viewBox="0 0 2388 445" draw:points="1196,445 0,445 0,0 2388,0 2388,445">
            <text:p/>
          </draw:polygon>
          <draw:path draw:style-name="gr3" draw:text-style-name="P5" draw:layer="layout" svg:width="0.514cm" svg:height="0.447cm" svg:x="12.405cm" svg:y="10.404cm" svg:viewBox="0 0 515 448" svg:d="M350 249l165-241c-11 0-28 6-42 6s-31-6-45-6l-78 140v-11c0-87-22-137-90-137-84 0-207 62-249 244-8 28-11 53-11 78 0 78 36 126 126 126 64 0 115-39 182-137v36 9c0 61 17 92 50 92 40 0 68-25 104-87l-22-11c-23 31-37 36-59 36-20 0-34-25-34-75v-3zM246 34c54 0 65 61 65 145 0 6 0 11 0 20v19l-25 42c-54 93-107 154-146 154-48 0-64-36-64-95 0-134 78-285 170-285z">
            <text:p/>
          </draw:path>
          <draw:path draw:style-name="gr3" draw:text-style-name="P5" draw:layer="layout" svg:width="0.517cm" svg:height="0.159cm" svg:x="13.279cm" svg:y="10.508cm" svg:viewBox="0 0 518 160" svg:d="M518 11l-20-11c-16 59-47 109-112 109-78 0-142-109-232-109-84 0-132 53-154 132l20 8c22-50 58-87 117-87 76 0 132 107 230 107 92 0 137-62 151-149z">
            <text:p/>
          </draw:path>
          <draw:path draw:style-name="gr3" draw:text-style-name="P5" draw:layer="layout" svg:width="0.579cm" svg:height="0.447cm" svg:x="14.152cm" svg:y="10.404cm" svg:viewBox="0 0 580 448" svg:d="M580 185c0-115-93-171-121-185l-17 20c54 61 68 114 68 156 0 20-3 37-6 51-22 95-53 187-140 187-50 0-67-39-76-106 20-34 51-106 51-134 0-12-3-17-23-17-33 0-56 67-56 131 0 6 0 14 3 23-45 70-81 103-120 103-48 0-73-25-73-81 0-22 3-47 11-78 31-135 135-219 168-235l-8-20c-101 53-241 168-241 330 0 87 56 118 123 118 51 0 95-31 143-104 8 79 56 104 104 104 151 0 210-190 210-263z">
            <text:p/>
          </draw:path>
        </draw:g>
        <draw:g>
          <svg:title>TexMaths</svg:title>
          <svg:desc>28§display§\alpha \sim \int_0^h e^{-z/\delta} \, dz = \delta - \delta e^{-h/\delta}§svg§600§FALSE§</svg:desc>
          <draw:polygon draw:style-name="gr2" draw:text-style-name="P4" draw:layer="layout" svg:width="12.168cm" svg:height="2.449cm" svg:x="11.452cm" svg:y="13.067cm" svg:viewBox="0 0 12169 2450" draw:points="6085,2450 0,2450 0,0 12169,0 12169,2450">
            <text:p/>
          </draw:polygon>
          <draw:path draw:style-name="gr3" draw:text-style-name="P5" draw:layer="layout" svg:width="0.514cm" svg:height="0.447cm" svg:x="11.516cm" svg:y="14.198cm" svg:viewBox="0 0 515 448" svg:d="M350 249l165-241c-11 0-28 6-42 6s-31-6-45-6l-78 140v-11c0-87-22-137-90-137-84 0-207 62-249 244-8 28-11 53-11 78 0 78 36 126 126 126 64 0 115-39 182-137v36 9c0 61 17 92 50 92 40 0 68-25 104-87l-22-11c-23 31-37 36-59 36-20 0-34-25-34-75v-3zM246 34c54 0 65 61 65 145 0 6 0 11 0 20v19l-25 42c-54 93-107 154-146 154-48 0-64-36-64-95 0-134 78-285 170-285z">
            <text:p/>
          </draw:path>
          <draw:path draw:style-name="gr3" draw:text-style-name="P5" draw:layer="layout" svg:width="0.517cm" svg:height="0.159cm" svg:x="12.39cm" svg:y="14.302cm" svg:viewBox="0 0 518 160" svg:d="M518 11l-20-11c-16 59-47 109-112 109-78 0-142-109-232-109-84 0-132 53-154 132l20 8c22-50 58-87 117-87 76 0 132 107 230 107 92 0 137-62 151-149z">
            <text:p/>
          </draw:path>
          <draw:path draw:style-name="gr3" draw:text-style-name="P5" draw:layer="layout" svg:width="1.007cm" svg:height="2.166cm" svg:x="13.292cm" svg:y="13.285cm" svg:viewBox="0 0 1008 2167" svg:d="M1008 120c0-78-106-120-174-120-336 0-364 501-380 742-17 294-40 585-48 879-6 140-3 510-210 510-36 0-59-39-59-64 0-45-56-90-98-90-33 0-39 36-39 64 0 84 109 126 179 126 289 0 303-420 325-630 31-268 45-537 64-803 9-154 23-698 250-698 44 0 61 37 61 62 0 39 53 78 90 78 31 0 39-30 39-56z">
            <text:p/>
          </draw:path>
          <draw:path draw:style-name="gr3" draw:text-style-name="P5" draw:layer="layout" svg:width="0.343cm" svg:height="0.509cm" svg:x="14.454cm" svg:y="13.064cm" svg:viewBox="0 0 344 510" svg:d="M73 451l28-121c47-58 95-100 123-100 17 0 28 5 28 25 0 11-3 25-14 50l-28 115c-8 22-14 53-14 64 0 14 8 26 34 26 39 0 78-26 114-68 0-5-5-11-16-11-23 20-45 37-54 37-5 0-8-6-8-14 0-6 3-23 8-40l26-114c11-26 16-42 16-56 0-42-19-56-50-56-39 0-81 14-154 89l45-193c14-48 19-76 19-76 0-5-2-8-14-8-19 8-72 17-103 20l-3 16c0 3 3 6 6 6h22c8 0 14 6 14 20 0 8-3 22-6 36l-81 353c-5 14-11 31-11 39 0 11 8 20 34 20 30 0 30-31 39-59z">
            <text:p/>
          </draw:path>
          <draw:path draw:style-name="gr3" draw:text-style-name="P5" draw:layer="layout" svg:width="0.276cm" svg:height="0.444cm" svg:x="13.919cm" svg:y="15.069cm" svg:viewBox="0 0 277 445" svg:d="M140 25c11 0 22 6 31 11 22 20 42 76 42 171 0 67 0 112-11 149-17 58-51 64-65 64-67 0-75-123-75-185 0-176 44-210 78-210zM137 445c56 0 140-56 140-224 0-70-17-131-50-173-17-26-48-48-87-48-73 0-140 84-140 227 0 78 25 151 64 190 20 20 45 28 73 28z">
            <text:p/>
          </draw:path>
          <draw:path draw:style-name="gr3" draw:text-style-name="P5" draw:layer="layout" svg:width="0.335cm" svg:height="0.441cm" svg:x="15.092cm" svg:y="14.201cm" svg:viewBox="0 0 336 442" svg:d="M269 67c0 90-104 123-179 132 33-140 89-168 131-168 34 0 48 8 48 36zM84 238c258-50 252-129 252-165 0-25-22-73-92-73-174 0-244 168-244 294 0 84 39 148 120 148 68 0 129-33 185-109-3-11-8-17-22-17-56 59-79 68-126 68-45 0-76-23-76-112 0-6 0-28 3-34z">
            <text:p/>
          </draw:path>
          <draw:polygon draw:style-name="gr3" draw:text-style-name="P5" draw:layer="layout" svg:width="0.369cm" svg:height="0.041cm" svg:x="15.518cm" svg:y="14.022cm" svg:viewBox="0 0 370 42" draw:points="370,42 370,0 0,0 0,42">
            <text:p/>
          </draw:polygon>
          <draw:path draw:style-name="gr3" draw:text-style-name="P5" draw:layer="layout" svg:width="0.318cm" svg:height="0.329cm" svg:x="15.963cm" svg:y="13.907cm" svg:viewBox="0 0 319 330" svg:d="M297 0c-17 20-28 22-39 22-14 0-28-2-65-8-36-6-59-11-81-11-25 0-62 47-76 89 6 6 14 6 23 6 17-34 31-39 64-39 37 0 65 5 87 5 11 0 17 0 25 0l-187 191c-14 17-45 50-48 61 3 3 6 9 11 9 6 3 11 3 17 5 17-28 36-39 45-39 11 0 33 3 59 20 19 8 44 17 67 17 33 0 59-17 95-96-6-5-8-8-20-8-28 45-50 48-72 48-40 0-37-26-107-26 53-56 140-137 182-187 20-23 37-37 42-48z">
            <text:p/>
          </draw:path>
          <draw:polygon draw:style-name="gr3" draw:text-style-name="P5" draw:layer="layout" svg:width="0.243cm" svg:height="0.595cm" svg:x="16.372cm" svg:y="13.742cm" svg:viewBox="0 0 244 596" draw:points="244,3 202,0 0,594 42,596">
            <text:p/>
          </draw:polygon>
          <draw:path draw:style-name="gr3" draw:text-style-name="P5" draw:layer="layout" svg:width="0.357cm" svg:height="0.509cm" svg:x="16.719cm" svg:y="13.725cm" svg:viewBox="0 0 358 510" svg:d="M0 403c0 62 39 107 115 107 129 0 210-121 210-205 0-47-23-89-56-120l-42-37c-42-39-59-58-59-81 0-8 6-45 56-45 56 0 45 70 95 70 25 0 39-16 39-28 0-11-28-28-47-36-23-14-56-28-87-28-62 0-101 48-101 90 0 28 20 53 62 95l8 8c-42 17-193 84-193 210zM129 490c-51 0-67-45-67-90 0-114 89-165 148-190l17 17c22 25 33 61 33 92 0 48-39 171-131 171z">
            <text:p/>
          </draw:path>
          <draw:path draw:style-name="gr3" draw:text-style-name="P5" draw:layer="layout" svg:width="0.458cm" svg:height="0.696cm" svg:x="17.371cm" svg:y="13.946cm" svg:viewBox="0 0 459 697" svg:d="M260 496c-47 89-103 156-142 156-31 0-40-58-40-112 0-106 76-249 166-249 36 0 61 51 61 84 0 23-17 70-45 121zM260 574l-5 25c-9 23-11 42-11 53 0 20 5 45 39 45 61 0 101-39 129-95-6-8-12-17-26-17-25 37-44 53-53 53-3 0-14-2-14-14 0-8 9-36 11-56l104-456c17-62 25-101 25-101 0-8-3-11-11-11-28 11-98 22-137 25l-3 25c0 3 0 3 3 3l31 3c14 0 22 6 22 28 0 11-3 28-8 48l-37 176c-11-28-42-53-78-53-107 0-241 145-241 299 0 56 14 143 101 143 50 0 98-39 157-126z">
            <text:p/>
          </draw:path>
          <draw:path draw:style-name="gr3" draw:text-style-name="P5" draw:layer="layout" svg:width="0.408cm" svg:height="0.45cm" svg:x="17.861cm" svg:y="14.195cm" svg:viewBox="0 0 409 451" svg:d="M378 0c-22 25-36 31-53 31s-31-3-79-14c-44-6-75-11-103-11-34 0-79 64-95 120 5 8 16 8 25 8 22-44 39-53 84-53s81 9 112 9c11 0 19 0 28-3l-235 260c-20 23-59 70-62 84 3 6 8 11 14 14 8 3 14 3 22 6 23-37 48-53 56-53 17 0 45 5 76 25 25 14 56 25 84 25 42 0 76-25 123-132-5-5-14-8-25-8-39 59-67 64-95 64-51 0-45-36-135-36 70-76 177-185 233-255 25-31 45-50 56-67z">
            <text:p/>
          </draw:path>
          <draw:path draw:style-name="gr3" draw:text-style-name="P5" draw:layer="layout" svg:width="0.503cm" svg:height="0.254cm" svg:x="18.62cm" svg:y="14.254cm" svg:viewBox="0 0 504 255" svg:d="M504 56v-56h-504v56zM504 255v-53h-504v53z">
            <text:p/>
          </draw:path>
          <draw:path draw:style-name="gr3" draw:text-style-name="P5" draw:layer="layout" svg:width="0.439cm" svg:height="0.699cm" svg:x="19.494cm" svg:y="13.946cm" svg:viewBox="0 0 440 700" svg:d="M0 554c0 82 48 146 140 146 160 0 258-168 258-283 0-64-26-123-70-162l-54-53c-47-51-70-82-70-110 0-11 6-58 70-58 68 0 54 92 118 92 31 0 48-22 48-36 0-20-37-40-59-54-25-16-67-36-107-36-75 0-123 64-123 123 0 39 23 73 73 129l11 11c-53 23-235 118-235 291zM157 669c-62 0-84-59-84-123 0-154 112-224 185-260l22 25c28 33 42 84 42 126 0 64-50 232-165 232z">
            <text:p/>
          </draw:path>
          <draw:polygon draw:style-name="gr3" draw:text-style-name="P5" draw:layer="layout" svg:width="0.503cm" svg:height="0.058cm" svg:x="20.247cm" svg:y="14.352cm" svg:viewBox="0 0 504 59" draw:points="504,59 504,0 0,0 0,59">
            <text:p/>
          </draw:polygon>
          <draw:path draw:style-name="gr3" draw:text-style-name="P5" draw:layer="layout" svg:width="0.439cm" svg:height="0.699cm" svg:x="21.065cm" svg:y="13.946cm" svg:viewBox="0 0 440 700" svg:d="M0 554c0 82 48 146 140 146 160 0 258-168 258-283 0-64-26-123-70-162l-54-53c-47-51-70-82-70-110 0-11 6-58 70-58 68 0 54 92 118 92 31 0 48-22 48-36 0-20-34-40-59-54-25-16-67-36-107-36-75 0-123 64-123 123 0 39 23 73 73 129l11 11c-53 23-235 118-235 291zM157 669c-62 0-84-59-84-123 0-154 112-224 185-260l22 25c28 33 42 84 42 126 0 64-50 232-165 232z">
            <text:p/>
          </draw:path>
          <draw:path draw:style-name="gr3" draw:text-style-name="P5" draw:layer="layout" svg:width="0.335cm" svg:height="0.441cm" svg:x="21.588cm" svg:y="14.201cm" svg:viewBox="0 0 336 442" svg:d="M269 67c0 90-104 123-179 132 36-140 89-168 131-168 34 0 48 8 48 36zM84 238c258-50 252-129 252-165 0-25-22-73-92-73-174 0-244 168-244 294 0 84 39 148 120 148 68 0 129-33 185-109-3-11-8-17-22-17-56 59-79 68-126 68-45 0-76-23-76-112 0-6 0-28 3-34z">
            <text:p/>
          </draw:path>
          <draw:polygon draw:style-name="gr3" draw:text-style-name="P5" draw:layer="layout" svg:width="0.369cm" svg:height="0.041cm" svg:x="22.014cm" svg:y="14.022cm" svg:viewBox="0 0 370 42" draw:points="370,42 370,0 0,0 0,42">
            <text:p/>
          </draw:polygon>
          <draw:path draw:style-name="gr3" draw:text-style-name="P5" draw:layer="layout" svg:width="0.343cm" svg:height="0.509cm" svg:x="22.479cm" svg:y="13.725cm" svg:viewBox="0 0 344 510" svg:d="M73 451l28-121c47-58 95-100 123-100 17 0 28 5 28 25 0 11-3 25-14 50l-28 115c-8 22-14 53-14 64 0 14 8 26 34 26 39 0 78-26 114-68 0-5-5-11-16-11-23 20-45 37-54 37-5 0-8-6-8-14 0-6 3-23 8-40l26-114c11-26 16-42 16-56 0-42-19-56-50-56-39 0-81 14-154 89l45-193c14-48 19-76 19-76 0-5-2-8-14-8-19 8-72 17-103 20l-3 16c0 3 3 6 6 6h22c8 0 14 6 14 20 0 8-3 22-6 36l-81 353c-5 14-11 31-11 39 0 11 8 20 34 20 30 0 30-31 39-59z">
            <text:p/>
          </draw:path>
          <draw:polygon draw:style-name="gr3" draw:text-style-name="P5" draw:layer="layout" svg:width="0.243cm" svg:height="0.595cm" svg:x="22.916cm" svg:y="13.742cm" svg:viewBox="0 0 244 596" draw:points="244,3 202,0 0,594 42,596">
            <text:p/>
          </draw:polygon>
          <draw:path draw:style-name="gr3" draw:text-style-name="P5" draw:layer="layout" svg:width="0.357cm" svg:height="0.509cm" svg:x="23.266cm" svg:y="13.725cm" svg:viewBox="0 0 358 510" svg:d="M0 403c0 62 39 107 115 107 129 0 210-121 210-205 0-47-23-89-56-120l-42-37c-42-39-59-58-59-81 0-8 6-45 56-45 56 0 45 70 95 70 25 0 39-16 39-28 0-11-28-28-47-36-23-14-56-28-87-28-62 0-101 48-101 90 0 28 20 53 62 95l8 8c-42 17-193 84-193 210zM129 490c-51 0-67-45-67-90 0-114 89-165 148-190l17 17c22 25 33 61 33 92 0 48-39 171-131 171z">
            <text:p/>
          </draw:path>
        </draw:g>
        <draw:frame draw:style-name="gr7" draw:text-style-name="P9" draw:layer="layout" svg:width="9.906cm" svg:height="3.146cm" svg:x="3.324cm" svg:y="13.738cm">
          <draw:text-box draw:corner-radius="0.284cm">
            <text:p text:style-name="P8"><text:span text:style-name="T3">skin depth effect</text:span></text:p>
          </draw:text-box>
        </draw:frame>
        <draw:g>
          <svg:title>TexMaths</svg:title>
          <svg:desc>28§display§\delta \sim \sqrt{1 / \omega}§svg§600§FALSE§</svg:desc>
          <draw:polygon draw:style-name="gr2" draw:text-style-name="P4" draw:layer="layout" svg:width="3.969cm" svg:height="1.156cm" svg:x="17.78cm" svg:y="15.924cm" svg:viewBox="0 0 3970 1157" draw:points="1985,1157 0,1157 0,0 3970,0 3970,1157">
            <text:p/>
          </draw:polygon>
          <draw:path draw:style-name="gr3" draw:text-style-name="P5" draw:layer="layout" svg:width="0.439cm" svg:height="0.699cm" svg:x="17.85cm" svg:y="16.168cm" svg:viewBox="0 0 440 700" svg:d="M0 555c0 81 48 145 140 145 160 0 258-168 258-283 0-64-26-123-70-162l-54-53c-47-51-70-82-70-110 0-11 6-58 70-58 68 0 54 92 118 92 31 0 48-22 48-36 0-20-37-40-59-54-25-16-67-36-107-36-75 0-123 64-123 123 0 39 23 73 73 129l11 11c-53 23-235 118-235 292zM157 669c-62 0-84-58-84-123 0-154 112-224 185-260l22 25c28 34 42 84 42 126 0 64-50 232-165 232z">
            <text:p/>
          </draw:path>
          <draw:path draw:style-name="gr3" draw:text-style-name="P5" draw:layer="layout" svg:width="0.517cm" svg:height="0.159cm" svg:x="18.654cm" svg:y="16.521cm" svg:viewBox="0 0 518 160" svg:d="M518 11l-20-11c-16 59-47 109-112 109-78 0-142-109-232-109-84 0-132 53-154 132l20 8c22-50 58-87 117-87 76 0 132 107 230 107 92 0 137-62 151-149z">
            <text:p/>
          </draw:path>
          <draw:polygon draw:style-name="gr3" draw:text-style-name="P5" draw:layer="layout" svg:width="0.691cm" svg:height="1.195cm" svg:x="19.555cm" svg:y="15.924cm" svg:viewBox="0 0 692 1196" draw:points="692,0 633,0 381,983 190,571 0,672 11,692 118,653 375,1196">
            <text:p/>
          </draw:polygon>
          <draw:polygon draw:style-name="gr3" draw:text-style-name="P5" draw:layer="layout" svg:width="1.533cm" svg:height="0.058cm" svg:x="20.216cm" svg:y="15.924cm" svg:viewBox="0 0 1534 59" draw:points="767,59 0,59 0,0 1534,0 1534,59">
            <text:p/>
          </draw:polygon>
          <draw:path draw:style-name="gr3" draw:text-style-name="P5" draw:layer="layout" svg:width="0.286cm" svg:height="0.601cm" svg:x="20.305cm" svg:y="16.257cm" svg:viewBox="0 0 287 602" svg:d="M196 479v-342c0-59 3-120 3-131 0-6 0-6-6-6-53 34-106 59-193 98 3 11 6 22 14 28 48-20 67-25 87-25 17 0 19 22 19 56v322c0 81-25 87-95 90-5 5-5 25 0 33 48-3 84-3 137-3 48 0 70 0 121 3 5-8 5-28 0-33-70-3-87-9-87-90z">
            <text:p/>
          </draw:path>
          <draw:polygon draw:style-name="gr3" draw:text-style-name="P5" draw:layer="layout" svg:width="0.313cm" svg:height="0.822cm" svg:x="20.725cm" svg:y="16.19cm" svg:viewBox="0 0 314 823" draw:points="314,0 260,0 0,823 50,823">
            <text:p/>
          </draw:polygon>
          <draw:path draw:style-name="gr3" draw:text-style-name="P5" draw:layer="layout" svg:width="0.579cm" svg:height="0.447cm" svg:x="21.126cm" svg:y="16.42cm" svg:viewBox="0 0 580 448" svg:d="M580 185c0-115-93-171-121-185l-17 20c54 61 68 114 68 156 0 20-3 37-6 51-22 95-53 188-140 188-50 0-67-40-76-107 20-34 51-106 51-134 0-12-3-17-23-17-33 0-56 67-56 131 0 6 0 15 3 23-45 70-81 104-120 104-48 0-73-26-73-82 0-22 3-47 11-78 31-135 135-219 168-235l-8-20c-101 53-241 168-241 331 0 86 56 117 123 117 51 0 95-31 143-103 8 78 56 103 104 103 151 0 210-190 210-263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B0 Data Analysi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Current Procedure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probe is offset from origin by <text:span text:style-name="T5">Δ</text:span><text:span text:style-name="T6">r</text:span><text:span text:style-name="T7"> = (</text:span><text:span text:style-name="T8">Δ</text:span><text:span text:style-name="T9">x</text:span><text:span text:style-name="T8">, Δ</text:span><text:span text:style-name="T9">y, </text:span><text:span text:style-name="T8">Δ</text:span><text:span text:style-name="T9">z</text:span><text:span text:style-name="T8">)</text:span></text:p>
              </text:list-item>
              <text:list-item>
                <text:p text:style-name="P3">pick a field “slice,” usually the line <text:span text:style-name="T10">x</text:span><text:span text:style-name="T7"> = 5 cm, </text:span><text:span text:style-name="T10">y</text:span><text:span text:style-name="T7"> = 0</text:span></text:p>
              </text:list-item>
              <text:list-item>
                <text:p text:style-name="P3"><text:span text:style-name="T7">compare simulated map to measured map</text:span></text:p>
              </text:list-item>
              <text:list-item>
                <text:p text:style-name="P3"><text:span text:style-name="T8">transform measured map by </text:span><text:span text:style-name="T6">r → r – </text:span><text:span text:style-name="T5">Δ</text:span><text:span text:style-name="T6">r</text:span></text:p>
              </text:list-item>
              <text:list-item>
                <text:p text:style-name="P3"><text:span text:style-name="T5">compare again</text:span></text:p>
              </text:list-item>
              <text:list-item>
                <text:p text:style-name="P3"><text:span text:style-name="T5">keep guessing Δ</text:span><text:span text:style-name="T6">r</text:span><text:span text:style-name="T5"> until agreement is good</text:span></text:p>
              </text:list-item>
              <text:list-item>
                <text:p text:style-name="P3"><text:span text:style-name="T5">problem: done per slice, not for entire fie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3">Automation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run a densely-gridded simulation and interpolate to obtain an essentially continuous map</text:p>
              </text:list-item>
              <text:list-item>
                <text:p text:style-name="P3">calculate deviation as a function of <text:span text:style-name="T5">Δ</text:span><text:span text:style-name="T6">r</text:span><text:line-break/><text:line-break/><text:line-break/><text:line-break/></text:p>
              </text:list-item>
              <text:list-item>
                <text:p text:style-name="P3">MCMC algorithm to vary <text:span text:style-name="T5">Δ</text:span><text:span text:style-name="T6">r</text:span> until <text:span text:style-name="T9">χ</text:span><text:span text:style-name="T11">2</text:span> is minimized</text:p>
              </text:list-item>
              <text:list-item>
                <text:p text:style-name="P3">moving measured map around in 3D until it fits</text:p>
              </text:list-item>
            </text:list>
          </draw:text-box>
        </draw:frame>
        <draw:g>
          <svg:title>TexMaths</svg:title>
          <svg:desc>28§display§\chi^2 = \sum_{\mathrm{points}} { |\vec{B}(\vec{r} - \Delta\vec{r}) - \hat{\vec B}(\vec r)|^2 \over |\boldsymbol\sigma|^2}§svg§600§FALSE§</svg:desc>
          <draw:polygon draw:style-name="gr2" draw:text-style-name="P4" draw:layer="layout" svg:width="11.795cm" svg:height="2.855cm" svg:x="8.27cm" svg:y="10.049cm" svg:viewBox="0 0 11796 2856" draw:points="5897,2856 0,2856 0,0 11796,0 11796,2856">
            <text:p/>
          </draw:polygon>
          <draw:path draw:style-name="gr3" draw:text-style-name="P5" draw:layer="layout" svg:width="0.576cm" svg:height="0.663cm" svg:x="8.239cm" svg:y="11.168cm" svg:viewBox="0 0 577 664" svg:d="M249 185l11 134-254 317-6 16h22l42 12 84-110 118-179 11 107c14 131 23 179 84 179 23 0 62-37 90-70l-14-17c-14 14-34 28-51 28-36 0-47-6-58-120l-14-177 176-196 87-103c0 0-42 8-65 8-5 0-19-6-19-6l-185 252-8-81c-9-109-23-179-84-179-34 0-56 34-90 62l11 16c20-14 37-19 48-19 42 0 59 31 64 126z">
            <text:p/>
          </draw:path>
          <draw:path draw:style-name="gr3" draw:text-style-name="P5" draw:layer="layout" svg:width="0.259cm" svg:height="0.439cm" svg:x="8.869cm" svg:y="10.757cm" svg:viewBox="0 0 260 440" svg:d="M6 104c0 14 14 28 30 28 12 0 34-14 34-31 0-6-3-9-3-14-3-6-5-11-5-17 0-20 16-45 70-45 28 0 64 17 64 87 0 48-17 84-59 126l-56 53c-70 73-81 107-81 149 0 0 36 0 59 0h129c22 0 56 0 56 0 8-37 16-90 16-112-5-3-14-6-19-3-14 50-25 67-53 67h-129c0-34 50-84 56-87l73-70c39-39 72-70 72-126 0-78-64-109-123-109-81 0-131 59-131 104z">
            <text:p/>
          </draw:path>
          <draw:path draw:style-name="gr3" draw:text-style-name="P5" draw:layer="layout" svg:width="0.503cm" svg:height="0.254cm" svg:x="9.549cm" svg:y="11.224cm" svg:viewBox="0 0 504 255" svg:d="M504 56v-56h-504v56zM504 255v-53h-504v53z">
            <text:p/>
          </draw:path>
          <draw:path draw:style-name="gr3" draw:text-style-name="P5" draw:layer="layout" svg:width="1.175cm" svg:height="1.511cm" svg:x="10.692cm" svg:y="10.595cm" svg:viewBox="0 0 1176 1512" svg:d="M1176 1083h-22c-37 213-115 328-236 328h-753l538-686-459-675h621c123 0 193 73 230 292h19l-8-342h-1033l526 753-599 759h1156z">
            <text:p/>
          </draw:path>
          <draw:path draw:style-name="gr3" draw:text-style-name="P5" draw:layer="layout" svg:width="0.343cm" svg:height="0.486cm" svg:x="10.389cm" svg:y="12.42cm" svg:viewBox="0 0 344 487" svg:d="M122 81c20-25 54-45 73-45 48 0 87 51 87 132 0 59-22 132-101 132-14 0-39-3-53-14-14-14-17-17-17-42v-132c0-17 3-22 11-31zM108 53c0-22 0-39-5-47 0-3-3-6-9-6-19 8-39 14-89 20 0 5 0 16 3 22 39 3 47 6 47 48v308c0 58-8 64-53 64-3 6-3 20 0 25 25 0 53-3 81-3s65 3 87 3c6-5 6-19 0-25-50-3-59-6-59-64v-79c0-8 3-8 11-5 17 8 40 11 62 11 42 0 76-11 106-39 34-34 54-79 54-138 0-75-54-145-129-145-31 0-70 22-98 53-3 6-6 6-9-3z">
            <text:p/>
          </draw:path>
          <draw:path draw:style-name="gr3" draw:text-style-name="P5" draw:layer="layout" svg:width="0.304cm" svg:height="0.324cm" svg:x="10.793cm" svg:y="12.42cm" svg:viewBox="0 0 305 325" svg:d="M0 168c0 76 50 157 151 157 48 0 81-17 107-42 33-31 47-76 47-121 0-75-42-162-151-162-48 0-87 20-115 50-25 31-39 73-39 118zM143 25c61 0 101 56 101 160 0 92-48 115-82 115-75 0-100-93-100-149 0-61 16-126 81-126z">
            <text:p/>
          </draw:path>
          <draw:path draw:style-name="gr3" draw:text-style-name="P5" draw:layer="layout" svg:width="0.168cm" svg:height="0.467cm" svg:x="11.143cm" svg:y="12.271cm" svg:viewBox="0 0 169 468" svg:d="M47 34c0 19 17 39 33 39 23 0 40-20 40-37 0-16-17-36-37-36-17 0-36 17-36 34zM111 378v-143c0-36 3-81 3-81 0-6-3-6-8-6-20 9-51 14-101 20 0 6 0 17 3 20 39 5 47 8 47 50v140c0 59-8 62-53 64-3 6-3 20 0 26 25 0 53-3 81-3 31 0 59 3 81 3 6-6 6-20 0-26-44-2-53-5-53-64z">
            <text:p/>
          </draw:path>
          <draw:path draw:style-name="gr3" draw:text-style-name="P5" draw:layer="layout" svg:width="0.364cm" svg:height="0.318cm" svg:x="11.333cm" svg:y="12.42cm" svg:viewBox="0 0 365 319" svg:d="M117 62c-6 2-9 5-9 0 0-20-2-48-5-56-3-3-3-6-9-6-22 8-39 14-89 20-3 5 0 16 0 22 39 3 47 6 47 48v142c0 59-5 62-50 65-3 5-3 19 0 22 22 0 50 0 78 0 31 0 54 0 73 0 6-3 6-17 0-22-36-3-42-6-42-65v-120c0-14 6-22 11-31 28-25 59-42 87-42 14 0 31 11 39 25 9 17 9 37 9 56v112c0 59-6 62-45 65-3 5-3 19 0 22 22 0 45 0 73 0 31 0 56 0 78 0 3-3 3-17 0-22-42-3-50-6-50-65v-109c0-39-3-73-20-95-11-17-33-25-59-25-36 0-75 8-117 59z">
            <text:p/>
          </draw:path>
          <draw:path draw:style-name="gr3" draw:text-style-name="P5" draw:layer="layout" svg:width="0.201cm" svg:height="0.425cm" svg:x="11.722cm" svg:y="12.319cm" svg:viewBox="0 0 202 426" svg:d="M14 109c-11 0-14 9-14 17v8c0 3 0 3 3 3h45v219c0 50 22 70 56 70 30 0 67-14 98-48-3-6-9-11-14-11-20 14-42 19-59 19-20 0-25-22-25-67v-182h75c9 0 17-3 17-8v-14c0-3-3-6-6-6h-86v-28c0-45 2-75 2-75 0-3-2-6-5-6s-9 3-17 6c-8 5-14 8-22 11-12 3-17 5-17 11 0 8 3 3 3 81z">
            <text:p/>
          </draw:path>
          <draw:path draw:style-name="gr3" draw:text-style-name="P5" draw:layer="layout" svg:width="0.217cm" svg:height="0.324cm" svg:x="11.966cm" svg:y="12.42cm" svg:viewBox="0 0 218 325" svg:d="M0 218c3 34 6 68 6 98 5 0 14-2 16-2 6 0 12 0 14 2 20 6 40 9 68 9 42 0 114-20 114-93 0-47-33-78-84-95-44-17-72-28-72-67 0-31 25-45 50-45 17 0 59 6 67 65 6 5 20 5 23 0 2-26 5-54 5-76-22-3-56-14-95-14-53 0-101 34-101 81 0 53 23 76 79 98 61 25 75 39 75 70 0 37-36 51-61 51-31 0-45-9-54-17-16-17-22-48-28-67-5-3-16-3-22 2z">
            <text:p/>
          </draw:path>
          <draw:polygon draw:style-name="gr3" draw:text-style-name="P5" draw:layer="layout" svg:width="0.058cm" svg:height="0.825cm" svg:x="12.61cm" svg:y="10.27cm" svg:viewBox="0 0 59 826" draw:points="59,826 59,0 0,0 0,826">
            <text:p/>
          </draw:polygon>
          <draw:path draw:style-name="gr3" draw:text-style-name="P5" draw:layer="layout" svg:width="0.545cm" svg:height="0.637cm" svg:x="12.795cm" svg:y="10.301cm" svg:viewBox="0 0 546 638" svg:d="M196 84c0-28 6-42 70-42 45 0 109 17 109 115 0 78-53 109-123 109h-56zM196 308h70c101 0 157 62 157 146 0 58-31 142-163 142-58 0-64-14-64-42zM0 616v20 2h280c202 0 266-89 266-173 0-87-42-154-146-182 54-25 93-79 93-129 0-67-37-154-235-154-48 0-98 3-126 3-31 0-129-3-129-3l-3 3v19c0 9 3 12 14 12h34c22 0 28 11 28 39v493c0 30-6 39-28 39h-31c-14 0-17 5-17 11z">
            <text:p/>
          </draw:path>
          <draw:path draw:style-name="gr3" draw:text-style-name="P5" draw:layer="layout" svg:width="0.231cm" svg:height="0.895cm" svg:x="13.469cm" svg:y="10.242cm" svg:viewBox="0 0 232 896" svg:d="M0 448c0 45 3 271 210 448 11-3 20-9 22-17-33-36-151-173-151-431 0-260 118-395 151-431-2-9-11-17-22-17-118 101-210 263-210 448z">
            <text:p/>
          </draw:path>
          <draw:path draw:style-name="gr3" draw:text-style-name="P5" draw:layer="layout" svg:width="0.355cm" svg:height="0.441cm" svg:x="13.775cm" svg:y="10.497cm" svg:viewBox="0 0 356 442" svg:d="M174 64h-3l3-61c0-3-6-3-9-3-31 11-95 20-165 31l3 33 39 3c14 0 22 9 22 56v241c0 28-16 36-47 45h-11c-3 3-6 3-6 8v25h3c0 0 78 0 115 0 36 0 117 0 117 0v-25c0-5-3-5-5-8h-9c-31-9-47-17-47-45v-207c0-37 11-59 25-70 11-6 19-11 36-11s34 39 73 39c28 0 48-25 48-56 0-25-20-56-56-56-34 0-79 11-126 61z">
            <text:p/>
          </draw:path>
          <draw:polygon draw:style-name="gr3" draw:text-style-name="P5" draw:layer="layout" svg:width="0.503cm" svg:height="0.058cm" svg:x="14.416cm" svg:y="10.656cm" svg:viewBox="0 0 504 59" draw:points="504,59 504,0 0,0 0,59">
            <text:p/>
          </draw:polygon>
          <draw:path draw:style-name="gr3" draw:text-style-name="P5" draw:layer="layout" svg:width="0.562cm" svg:height="0.646cm" svg:x="15.236cm" svg:y="10.289cm" svg:viewBox="0 0 563 647" svg:d="M266 101h3l193 512h-395zM316 0h-61l-249 627c-6 11-6 11-6 14 0 6 8 6 20 6h520c17 0 23 0 23-6 0 0-3-3-6-14z">
            <text:p/>
          </draw:path>
          <draw:path draw:style-name="gr3" draw:text-style-name="P5" draw:layer="layout" svg:width="0.355cm" svg:height="0.441cm" svg:x="15.872cm" svg:y="10.497cm" svg:viewBox="0 0 356 442" svg:d="M174 64h-3l3-61c0-3-6-3-9-3-31 11-95 20-165 31l3 33 39 3c14 0 22 9 22 56v241c0 28-16 36-47 45h-11c-3 3-6 3-6 8v25h3c0 0 78 0 115 0 36 0 117 0 117 0v-25c0-5-3-5-5-8h-9c-31-9-47-17-47-45v-207c0-37 11-59 25-70 11-6 19-11 36-11s34 39 73 39c28 0 48-25 48-56 0-25-20-56-56-56-34 0-79 11-126 61z">
            <text:p/>
          </draw:path>
          <draw:path draw:style-name="gr3" draw:text-style-name="P5" draw:layer="layout" svg:width="0.231cm" svg:height="0.895cm" svg:x="16.28cm" svg:y="10.242cm" svg:viewBox="0 0 232 896" svg:d="M232 448c0-45-5-272-212-448-9 3-17 8-20 17 34 36 148 173 148 431 0 260-117 395-148 431 3 8 11 17 20 17 120-101 212-266 212-448z">
            <text:p/>
          </draw:path>
          <draw:polygon draw:style-name="gr3" draw:text-style-name="P5" draw:layer="layout" svg:width="0.503cm" svg:height="0.058cm" svg:x="16.874cm" svg:y="10.656cm" svg:viewBox="0 0 504 59" draw:points="504,59 504,0 0,0 0,59">
            <text:p/>
          </draw:polygon>
          <draw:path draw:style-name="gr3" draw:text-style-name="P5" draw:layer="layout" svg:width="0.248cm" svg:height="0.158cm" svg:x="17.84cm" svg:y="10.043cm" svg:viewBox="0 0 249 159" svg:d="M143 2c-11-3-23-3-34 0-28 45-73 98-109 140 6 8 14 14 22 17 40-23 70-53 104-84 28 31 64 59 101 84 8-3 17-11 22-17-36-42-78-95-106-140z">
            <text:p/>
          </draw:path>
          <draw:path draw:style-name="gr3" draw:text-style-name="P5" draw:layer="layout" svg:width="0.545cm" svg:height="0.637cm" svg:x="17.678cm" svg:y="10.301cm" svg:viewBox="0 0 546 638" svg:d="M196 84c0-28 6-42 70-42 45 0 109 17 109 115 0 78-53 109-123 109h-56zM196 308h70c101 0 157 62 157 146 0 58-31 142-163 142-58 0-64-14-64-42zM0 616v20 2h280c202 0 266-89 266-173 0-87-42-154-146-182 54-25 93-79 93-129 0-67-37-154-235-154-48 0-98 3-126 3-31 0-129-3-129-3l-3 3v19c0 9 3 12 14 12h34c22 0 28 11 28 39v493c0 30-6 39-28 39h-31c-14 0-17 5-17 11z">
            <text:p/>
          </draw:path>
          <draw:path draw:style-name="gr3" draw:text-style-name="P5" draw:layer="layout" svg:width="0.231cm" svg:height="0.895cm" svg:x="18.355cm" svg:y="10.242cm" svg:viewBox="0 0 232 896" svg:d="M0 448c0 45 3 271 210 448 11-3 20-9 22-17-33-36-151-173-151-431 0-260 118-395 151-431-2-9-11-17-22-17-118 101-210 263-210 448z">
            <text:p/>
          </draw:path>
          <draw:path draw:style-name="gr3" draw:text-style-name="P5" draw:layer="layout" svg:width="0.355cm" svg:height="0.441cm" svg:x="18.66cm" svg:y="10.497cm" svg:viewBox="0 0 356 442" svg:d="M174 64h-3l3-61c0-3-6-3-9-3-31 11-95 20-165 31l3 33 39 3c14 0 22 9 22 56v241c0 28-16 36-47 45h-11c-3 3-6 3-6 8v25h3c0 0 78 0 115 0 36 0 117 0 117 0v-25c0-5-3-5-5-8h-9c-31-9-47-17-47-45v-207c0-37 11-59 25-70 11-6 19-11 36-11s34 39 73 39c28 0 48-25 48-56 0-25-20-56-56-56-34 0-79 11-126 61z">
            <text:p/>
          </draw:path>
          <draw:path draw:style-name="gr3" draw:text-style-name="P5" draw:layer="layout" svg:width="0.231cm" svg:height="0.895cm" svg:x="19.069cm" svg:y="10.242cm" svg:viewBox="0 0 232 896" svg:d="M232 448c0-45-5-272-212-448-9 3-17 8-20 17 34 36 148 173 148 431 0 260-117 395-148 431 3 8 11 17 20 17 120-101 212-266 212-448z">
            <text:p/>
          </draw:path>
          <draw:polygon draw:style-name="gr3" draw:text-style-name="P5" draw:layer="layout" svg:width="0.058cm" svg:height="0.825cm" svg:x="19.495cm" svg:y="10.27cm" svg:viewBox="0 0 59 826" draw:points="59,826 59,0 0,0 0,826">
            <text:p/>
          </draw:polygon>
          <draw:path draw:style-name="gr3" draw:text-style-name="P5" draw:layer="layout" svg:width="0.259cm" svg:height="0.439cm" svg:x="19.696cm" svg:y="10.141cm" svg:viewBox="0 0 260 440" svg:d="M6 104c0 14 14 28 30 28 12 0 34-14 34-31 0-6-3-9-3-14-3-6-5-11-5-17 0-20 16-45 70-45 28 0 64 17 64 87 0 48-17 84-59 126l-56 53c-70 73-81 107-81 149 0 0 36 0 59 0h129c22 0 56 0 56 0 8-37 16-90 16-112-5-3-14-6-19-3-14 50-25 67-53 67h-129c0-34 50-84 56-87l73-70c39-39 72-70 72-126 0-78-64-109-123-109-81 0-131 59-131 104z">
            <text:p/>
          </draw:path>
          <draw:polygon draw:style-name="gr3" draw:text-style-name="P5" draw:layer="layout" svg:width="7.564cm" svg:height="0.058cm" svg:x="12.501cm" svg:y="11.32cm" svg:viewBox="0 0 7565 59" draw:points="3783,59 0,59 0,0 7565,0 7565,59">
            <text:p/>
          </draw:polygon>
          <draw:polygon draw:style-name="gr3" draw:text-style-name="P5" draw:layer="layout" svg:width="0.058cm" svg:height="0.825cm" svg:x="15.589cm" svg:y="11.611cm" svg:viewBox="0 0 59 826" draw:points="59,826 59,0 0,0 0,826">
            <text:p/>
          </draw:polygon>
          <draw:path draw:style-name="gr3" draw:text-style-name="P5" draw:layer="layout" svg:width="0.584cm" svg:height="0.469cm" svg:x="15.804cm" svg:y="11.821cm" svg:viewBox="0 0 585 470" svg:d="M210 434c-70 0-101-67-101-123 0-14 3-28 6-39 19-93 81-168 190-168h39c3 2-11 11-19 16 19 31 28 59 28 87 0 25-6 48-11 67-20 90-82 160-132 160zM112 95c-53 45-92 104-106 163-3 16-6 36-6 53 0 95 70 159 196 159 171 0 246-137 258-193 5-17 5-33 5-47 0-56-22-98-64-126h28c70 0 123-26 162-76l-33-28c-28 20-68 31-96 31h-128c-98 0-171 28-216 64z">
            <text:p/>
          </draw:path>
          <draw:polygon draw:style-name="gr3" draw:text-style-name="P5" draw:layer="layout" svg:width="0.058cm" svg:height="0.825cm" svg:x="16.532cm" svg:y="11.611cm" svg:viewBox="0 0 59 826" draw:points="59,826 59,0 0,0 0,826">
            <text:p/>
          </draw:polygon>
          <draw:path draw:style-name="gr3" draw:text-style-name="P5" draw:layer="layout" svg:width="0.259cm" svg:height="0.439cm" svg:x="16.737cm" svg:y="11.555cm" svg:viewBox="0 0 260 440" svg:d="M6 104c0 14 14 28 30 28 12 0 34-14 34-31 0-6-3-9-3-14-3-6-5-11-5-17 0-20 16-45 70-45 28 0 64 17 64 87 0 48-17 84-59 126l-56 53c-70 73-81 107-81 149 0 0 36 0 59 0h129c22 0 56 0 56 0 8-37 16-90 16-112-5-3-14-6-19-3-14 50-25 67-53 67h-129c0-34 50-84 56-87l73-70c39-39 72-70 72-126 0-78-64-109-123-109-81 0-131 59-131 104z">
            <text:p/>
          </draw:path>
        </draw:g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Libertine1" svg:font-family="'Linux Libertine'" style:font-adornments="Regular"/>
    <style:font-face style:name="Liberation Sans1" svg:font-family="'Liberation Sans'" style:font-pitch="variable"/>
    <style:font-face style:name="Linux Libertine" svg:font-family="'Linux Libertin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3:42:47.498824308</meta:creation-date>
    <dc:date>2015-07-02T11:53:55.706819405</dc:date>
    <meta:editing-duration>PT9H45M51S</meta:editing-duration>
    <meta:editing-cycles>33</meta:editing-cycles>
    <meta:generator>LibreOffice/4.4.3.2$Linux_X86_64 LibreOffice_project/40m0$Build-2</meta:generator>
    <meta:document-statistic meta:object-count="351"/>
    <meta:user-defined meta:name="TexMathsIgnorePreamble">FALSE</meta:user-defined>
    <meta:user-defined meta:name="TexMathsPreamble">% math, graphics, and formatting§\usepackage{amsmath,amsbsy,amssymb,amsthm,fullpage,graphicx,pgfplots,breqn}§\usepackage{verbatim,mathtools}§§% physics§\usepackage{physics}§\newcommand{\h}{\hbar}§\renewcommand{\vec}{\mathbf}§\newcommand{\xhat}{\vec{\hat{x}}}§\newcommand{\yhat}{\vec{\hat{y}}}§\newcommand{\zhat}{\vec{\hat{z}}}§§% Times New Roman§%\usepackage{newtxtext}§%\usepackage{newtxmath}§\usepackage{libertine}§\usepackage[libertine]{newtxmath}§§% section numbering: e.g. 2b (ii)§\renewcommand\thesection{\arabic{section}}§\renewcommand\thesubsection{\thesection\alph{subsection}}§\renewcommand\thesubsubsection{\thesubsection\,(\roman{subsubsection})}§§% theorems &amp; proofs§\theoremstyle{definition}§\newtheorem*{prop}{Claim}§\newtheorem*{claim}{Claim}§\newtheorem*{prob}{Problem}§\newtheorem*{obs}{Observation}§\newtheorem*{lemma}{Lemma}§\newtheorem*{thm}{Theorem}§\newtheorem*{disc}{Discussion}§\newtheorem*{defn}{Definition}§\newtheorem*{eg}{Example}§§% derivatives§\newcommand{\pp}{\partial}§\newcommand{\pd}[2]{\ensuremath\frac{\pp #1}{\pp #2}}§\newcommand{\pdd}[2]{\ensuremath\frac{\pp^2 #1}{\pp #2^2}}§\renewcommand{\dd}[2]{\ensuremath\frac{d#1}{d#2}}§\newcommand{\ddd}[2]{\ensuremath\frac{d^2 #1}{d #2^2}}§\newcommand{\del}{\nabla}§\newcommand{\lap}{\nabla^2}§§% sets and complex numbers§\newcommand{\R}{\mathbb R}§\renewcommand{\Re}{\textrm{Re}}§\renewcommand{\Im}{\textrm{Im}}§\newcommand{\nin}{\not\in}§\newcommand{\str}[1]{\ensuremath{\langle #1 \rangle}}§§% probability and stats§\renewcommand{\var}{\ensuremath\mathbf{Var}}§\newcommand{\E}{\ensuremath\mathbf{E}}§\renewcommand{\P}{\ensuremath\mathbf{P}}§§% measurement§\newcommand{\un}[1]{\;\mathrm{#1}}§\newcommand{\ch}[1]{\mathrm{#1}}§§% Greek letters are hard§\newcommand{\ep}{\varepsilon}§\newcommand{\om}{\omega}§\renewcommand{\mathbb}{\varmathbb}§§% formatting§\renewcommand{\sp}[1]{\;\;\;\text{ #1 }\;\;\;}§\newcommand{\tsp}[1]{\;\text{ #1 }\;}§\newcommand{\plop}[2]{§    \begin{figure}[ht!]\centering§        \includegraphics[width=0.8\textwidth]{#1}§        \caption{\label{#1}#2}§    \end{figure}§}</meta:user-defined>
  </office:meta>
</office:document-meta>
</file>